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ffffff" style:vertical-align="middle"/>
      <style:paragraph-properties fo:text-align="center" fo:margin-left="0cm"/>
      <style:text-properties style:font-name="Free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ffffff" style:vertical-align="middle"/>
      <style:paragraph-properties fo:text-align="center" fo:margin-left="0cm"/>
      <style:text-properties style:font-name="Free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date" office:date-value="2024-01-01" calcext:value-type="date">
            <text:p>01.01.24</text:p>
          </table:table-cell>
          <table:table-cell table:formula="of:=TEXT([.A1];&quot;nnn&quot;)" office:value-type="string" office:string-value="понедельник" calcext:value-type="string">
            <text:p>понедельник</text:p>
          </table:table-cell>
          <table:table-cell table:formula="of:=TEXT([.A1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02" calcext:value-type="date">
            <text:p>02.01.24</text:p>
          </table:table-cell>
          <table:table-cell table:formula="of:=TEXT([.A2];&quot;nnn&quot;)" office:value-type="string" office:string-value="вторник" calcext:value-type="string">
            <text:p>вторник</text:p>
          </table:table-cell>
          <table:table-cell table:formula="of:=TEXT([.A2];&quot;mmmm&quot;)" office:value-type="string" office:string-value="Январь" calcext:value-type="string">
            <text:p>Январь</text:p>
          </table:table-cell>
          <table:table-cell table:style-name="ce3" table:formula="of:=COUNTIF([.B$1:.B$1048576];&quot;понедельник&quot;)" office:value-type="float" office:value="53" calcext:value-type="float">
            <text:p>53</text:p>
          </table:table-cell>
          <table:table-cell table:style-name="ce3" table:formula="of:=COUNTIF([.B$1:.B$1048576];&quot;вторник&quot;)" office:value-type="float" office:value="53" calcext:value-type="float">
            <text:p>53</text:p>
          </table:table-cell>
          <table:table-cell table:style-name="ce3" table:formula="of:=COUNTIF([.B$1:.B$1048576];&quot;среда&quot;)" office:value-type="float" office:value="52" calcext:value-type="float">
            <text:p>52</text:p>
          </table:table-cell>
          <table:table-cell table:style-name="ce3" table:formula="of:=COUNTIF([.B$1:.B$1048576];&quot;четверг&quot;)" office:value-type="float" office:value="52" calcext:value-type="float">
            <text:p>52</text:p>
          </table:table-cell>
          <table:table-cell table:style-name="ce3" table:formula="of:=COUNTIF([.B$1:.B$1048576];&quot;пятница&quot;)" office:value-type="float" office:value="52" calcext:value-type="float">
            <text:p>52</text:p>
          </table:table-cell>
          <table:table-cell table:style-name="ce3" table:formula="of:=COUNTIF([.B$1:.B$1048576];&quot;суббота&quot;)" office:value-type="float" office:value="52" calcext:value-type="float">
            <text:p>52</text:p>
          </table:table-cell>
          <table:table-cell table:style-name="ce3" table:formula="of:=COUNTIF([.B$1:.B$1048576];&quot;воскресенье&quot;)" office:value-type="float" office:value="52" calcext:value-type="float">
            <text:p>52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03" calcext:value-type="date">
            <text:p>03.01.24</text:p>
          </table:table-cell>
          <table:table-cell table:formula="of:=TEXT([.A3];&quot;nnn&quot;)" office:value-type="string" office:string-value="среда" calcext:value-type="string">
            <text:p>среда</text:p>
          </table:table-cell>
          <table:table-cell table:formula="of:=TEXT([.A3];&quot;mmmm&quot;)" office:value-type="string" office:string-value="Январь" calcext:value-type="string">
            <text:p>Январь</text:p>
          </table:table-cell>
          <table:table-cell table:number-columns-repeated="7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04" calcext:value-type="date">
            <text:p>04.01.24</text:p>
          </table:table-cell>
          <table:table-cell table:formula="of:=TEXT([.A4];&quot;nnn&quot;)" office:value-type="string" office:string-value="четверг" calcext:value-type="string">
            <text:p>четверг</text:p>
          </table:table-cell>
          <table:table-cell table:formula="of:=TEXT([.A4];&quot;mmmm&quot;)" office:value-type="string" office:string-value="Январь" calcext:value-type="string">
            <text:p>Январь</text:p>
          </table:table-cell>
          <table:table-cell table:number-columns-repeated="7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05" calcext:value-type="date">
            <text:p>05.01.24</text:p>
          </table:table-cell>
          <table:table-cell table:formula="of:=TEXT([.A5];&quot;nnn&quot;)" office:value-type="string" office:string-value="пятница" calcext:value-type="string">
            <text:p>пятница</text:p>
          </table:table-cell>
          <table:table-cell table:formula="of:=TEXT([.A5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Январь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06" calcext:value-type="date">
            <text:p>06.01.24</text:p>
          </table:table-cell>
          <table:table-cell table:formula="of:=TEXT([.A6];&quot;nnn&quot;)" office:value-type="string" office:string-value="суббота" calcext:value-type="string">
            <text:p>суббота</text:p>
          </table:table-cell>
          <table:table-cell table:formula="of:=TEXT([.A6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07" calcext:value-type="date">
            <text:p>07.01.24</text:p>
          </table:table-cell>
          <table:table-cell table:formula="of:=TEXT([.A7];&quot;nnn&quot;)" office:value-type="string" office:string-value="воскресенье" calcext:value-type="string">
            <text:p>воскресенье</text:p>
          </table:table-cell>
          <table:table-cell table:formula="of:=TEXT([.A7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Январь&quot;;[.B$1:.B$1048576];&quot;понедельник&quot;)" office:value-type="float" office:value="5" calcext:value-type="float">
            <text:p>5</text:p>
          </table:table-cell>
          <table:table-cell table:style-name="ce3" table:formula="of:=COUNTIFS([.C$1:.C$1048576];&quot;Январь&quot;;[.B$1:.B$1048576];&quot;вторник&quot;)" office:value-type="float" office:value="5" calcext:value-type="float">
            <text:p>5</text:p>
          </table:table-cell>
          <table:table-cell table:style-name="ce3" table:formula="of:=COUNTIFS([.C$1:.C$1048576];&quot;Январь&quot;;[.B$1:.B$1048576];&quot;среда&quot;)" office:value-type="float" office:value="5" calcext:value-type="float">
            <text:p>5</text:p>
          </table:table-cell>
          <table:table-cell table:style-name="ce3" table:formula="of:=COUNTIFS([.C$1:.C$1048576];&quot;Январь&quot;;[.B$1:.B$1048576];&quot;четверг&quot;)" office:value-type="float" office:value="4" calcext:value-type="float">
            <text:p>4</text:p>
          </table:table-cell>
          <table:table-cell table:style-name="ce3" table:formula="of:=COUNTIFS([.C$1:.C$1048576];&quot;Январь&quot;;[.B$1:.B$1048576];&quot;пятница&quot;)" office:value-type="float" office:value="4" calcext:value-type="float">
            <text:p>4</text:p>
          </table:table-cell>
          <table:table-cell table:style-name="ce3" table:formula="of:=COUNTIFS([.C$1:.C$1048576];&quot;Январь&quot;;[.B$1:.B$1048576];&quot;суббота&quot;)" office:value-type="float" office:value="4" calcext:value-type="float">
            <text:p>4</text:p>
          </table:table-cell>
          <table:table-cell table:style-name="ce3" table:formula="of:=COUNTIFS([.C$1:.C$1048576];&quot;Январь&quot;;[.B$1:.B$1048576];&quot;воскресенье&quot;)" office:value-type="float" office:value="4" calcext:value-type="float">
            <text:p>4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08" calcext:value-type="date">
            <text:p>08.01.24</text:p>
          </table:table-cell>
          <table:table-cell table:formula="of:=TEXT([.A8];&quot;nnn&quot;)" office:value-type="string" office:string-value="понедельник" calcext:value-type="string">
            <text:p>понедельник</text:p>
          </table:table-cell>
          <table:table-cell table:formula="of:=TEXT([.A8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Февраль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09" calcext:value-type="date">
            <text:p>09.01.24</text:p>
          </table:table-cell>
          <table:table-cell table:formula="of:=TEXT([.A9];&quot;nnn&quot;)" office:value-type="string" office:string-value="вторник" calcext:value-type="string">
            <text:p>вторник</text:p>
          </table:table-cell>
          <table:table-cell table:formula="of:=TEXT([.A9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0" calcext:value-type="date">
            <text:p>10.01.24</text:p>
          </table:table-cell>
          <table:table-cell table:formula="of:=TEXT([.A10];&quot;nnn&quot;)" office:value-type="string" office:string-value="среда" calcext:value-type="string">
            <text:p>среда</text:p>
          </table:table-cell>
          <table:table-cell table:formula="of:=TEXT([.A10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Февраль&quot;;[.B$1:.B$1048576];&quot;понедельник&quot;)" office:value-type="float" office:value="4" calcext:value-type="float">
            <text:p>4</text:p>
          </table:table-cell>
          <table:table-cell table:style-name="ce3" table:formula="of:=COUNTIFS([.C$1:.C$1048576];&quot;Февраль&quot;;[.B$1:.B$1048576];&quot;вторник&quot;)" office:value-type="float" office:value="4" calcext:value-type="float">
            <text:p>4</text:p>
          </table:table-cell>
          <table:table-cell table:style-name="ce3" table:formula="of:=COUNTIFS([.C$1:.C$1048576];&quot;Февраль&quot;;[.B$1:.B$1048576];&quot;среда&quot;)" office:value-type="float" office:value="4" calcext:value-type="float">
            <text:p>4</text:p>
          </table:table-cell>
          <table:table-cell table:style-name="ce3" table:formula="of:=COUNTIFS([.C$1:.C$1048576];&quot;Февраль&quot;;[.B$1:.B$1048576];&quot;четверг&quot;)" office:value-type="float" office:value="5" calcext:value-type="float">
            <text:p>5</text:p>
          </table:table-cell>
          <table:table-cell table:style-name="ce3" table:formula="of:=COUNTIFS([.C$1:.C$1048576];&quot;Февраль&quot;;[.B$1:.B$1048576];&quot;пятница&quot;)" office:value-type="float" office:value="4" calcext:value-type="float">
            <text:p>4</text:p>
          </table:table-cell>
          <table:table-cell table:style-name="ce3" table:formula="of:=COUNTIFS([.C$1:.C$1048576];&quot;Февраль&quot;;[.B$1:.B$1048576];&quot;суббота&quot;)" office:value-type="float" office:value="4" calcext:value-type="float">
            <text:p>4</text:p>
          </table:table-cell>
          <table:table-cell table:style-name="ce3" table:formula="of:=COUNTIFS([.C$1:.C$1048576];&quot;Февраль&quot;;[.B$1:.B$1048576];&quot;воскресенье&quot;)" office:value-type="float" office:value="4" calcext:value-type="float">
            <text:p>4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1" calcext:value-type="date">
            <text:p>11.01.24</text:p>
          </table:table-cell>
          <table:table-cell table:formula="of:=TEXT([.A11];&quot;nnn&quot;)" office:value-type="string" office:string-value="четверг" calcext:value-type="string">
            <text:p>четверг</text:p>
          </table:table-cell>
          <table:table-cell table:formula="of:=TEXT([.A11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Март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2" calcext:value-type="date">
            <text:p>12.01.24</text:p>
          </table:table-cell>
          <table:table-cell table:formula="of:=TEXT([.A12];&quot;nnn&quot;)" office:value-type="string" office:string-value="пятница" calcext:value-type="string">
            <text:p>пятница</text:p>
          </table:table-cell>
          <table:table-cell table:formula="of:=TEXT([.A12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3" calcext:value-type="date">
            <text:p>13.01.24</text:p>
          </table:table-cell>
          <table:table-cell table:formula="of:=TEXT([.A13];&quot;nnn&quot;)" office:value-type="string" office:string-value="суббота" calcext:value-type="string">
            <text:p>суббота</text:p>
          </table:table-cell>
          <table:table-cell table:formula="of:=TEXT([.A13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Март&quot;;[.B$1:.B$1048576];&quot;понедельник&quot;)" office:value-type="float" office:value="4" calcext:value-type="float">
            <text:p>4</text:p>
          </table:table-cell>
          <table:table-cell table:style-name="ce3" table:formula="of:=COUNTIFS([.C$1:.C$1048576];&quot;Март&quot;;[.B$1:.B$1048576];&quot;вторник&quot;)" office:value-type="float" office:value="4" calcext:value-type="float">
            <text:p>4</text:p>
          </table:table-cell>
          <table:table-cell table:style-name="ce3" table:formula="of:=COUNTIFS([.C$1:.C$1048576];&quot;Март&quot;;[.B$1:.B$1048576];&quot;среда&quot;)" office:value-type="float" office:value="4" calcext:value-type="float">
            <text:p>4</text:p>
          </table:table-cell>
          <table:table-cell table:style-name="ce3" table:formula="of:=COUNTIFS([.C$1:.C$1048576];&quot;Март&quot;;[.B$1:.B$1048576];&quot;четверг&quot;)" office:value-type="float" office:value="4" calcext:value-type="float">
            <text:p>4</text:p>
          </table:table-cell>
          <table:table-cell table:style-name="ce3" table:formula="of:=COUNTIFS([.C$1:.C$1048576];&quot;Март&quot;;[.B$1:.B$1048576];&quot;пятница&quot;)" office:value-type="float" office:value="5" calcext:value-type="float">
            <text:p>5</text:p>
          </table:table-cell>
          <table:table-cell table:style-name="ce3" table:formula="of:=COUNTIFS([.C$1:.C$1048576];&quot;Март&quot;;[.B$1:.B$1048576];&quot;суббота&quot;)" office:value-type="float" office:value="5" calcext:value-type="float">
            <text:p>5</text:p>
          </table:table-cell>
          <table:table-cell table:style-name="ce3" table:formula="of:=COUNTIFS([.C$1:.C$1048576];&quot;Март&quot;;[.B$1:.B$1048576];&quot;воскресенье&quot;)" office:value-type="float" office:value="5" calcext:value-type="float">
            <text:p>5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4" calcext:value-type="date">
            <text:p>14.01.24</text:p>
          </table:table-cell>
          <table:table-cell table:formula="of:=TEXT([.A14];&quot;nnn&quot;)" office:value-type="string" office:string-value="воскресенье" calcext:value-type="string">
            <text:p>воскресенье</text:p>
          </table:table-cell>
          <table:table-cell table:formula="of:=TEXT([.A14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Апрель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5" calcext:value-type="date">
            <text:p>15.01.24</text:p>
          </table:table-cell>
          <table:table-cell table:formula="of:=TEXT([.A15];&quot;nnn&quot;)" office:value-type="string" office:string-value="понедельник" calcext:value-type="string">
            <text:p>понедельник</text:p>
          </table:table-cell>
          <table:table-cell table:formula="of:=TEXT([.A15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6" calcext:value-type="date">
            <text:p>16.01.24</text:p>
          </table:table-cell>
          <table:table-cell table:formula="of:=TEXT([.A16];&quot;nnn&quot;)" office:value-type="string" office:string-value="вторник" calcext:value-type="string">
            <text:p>вторник</text:p>
          </table:table-cell>
          <table:table-cell table:formula="of:=TEXT([.A16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Апрель&quot;;[.B$1:.B$1048576];&quot;понедельник&quot;)" office:value-type="float" office:value="5" calcext:value-type="float">
            <text:p>5</text:p>
          </table:table-cell>
          <table:table-cell table:style-name="ce3" table:formula="of:=COUNTIFS([.C$1:.C$1048576];&quot;Апрель&quot;;[.B$1:.B$1048576];&quot;вторник&quot;)" office:value-type="float" office:value="5" calcext:value-type="float">
            <text:p>5</text:p>
          </table:table-cell>
          <table:table-cell table:style-name="ce3" table:formula="of:=COUNTIFS([.C$1:.C$1048576];&quot;Апрель&quot;;[.B$1:.B$1048576];&quot;среда&quot;)" office:value-type="float" office:value="4" calcext:value-type="float">
            <text:p>4</text:p>
          </table:table-cell>
          <table:table-cell table:style-name="ce3" table:formula="of:=COUNTIFS([.C$1:.C$1048576];&quot;Апрель&quot;;[.B$1:.B$1048576];&quot;четверг&quot;)" office:value-type="float" office:value="4" calcext:value-type="float">
            <text:p>4</text:p>
          </table:table-cell>
          <table:table-cell table:style-name="ce3" table:formula="of:=COUNTIFS([.C$1:.C$1048576];&quot;Апрель&quot;;[.B$1:.B$1048576];&quot;пятница&quot;)" office:value-type="float" office:value="4" calcext:value-type="float">
            <text:p>4</text:p>
          </table:table-cell>
          <table:table-cell table:style-name="ce3" table:formula="of:=COUNTIFS([.C$1:.C$1048576];&quot;Апрель&quot;;[.B$1:.B$1048576];&quot;суббота&quot;)" office:value-type="float" office:value="4" calcext:value-type="float">
            <text:p>4</text:p>
          </table:table-cell>
          <table:table-cell table:style-name="ce3" table:formula="of:=COUNTIFS([.C$1:.C$1048576];&quot;Апрель&quot;;[.B$1:.B$1048576];&quot;воскресенье&quot;)" office:value-type="float" office:value="4" calcext:value-type="float">
            <text:p>4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7" calcext:value-type="date">
            <text:p>17.01.24</text:p>
          </table:table-cell>
          <table:table-cell table:formula="of:=TEXT([.A17];&quot;nnn&quot;)" office:value-type="string" office:string-value="среда" calcext:value-type="string">
            <text:p>среда</text:p>
          </table:table-cell>
          <table:table-cell table:formula="of:=TEXT([.A17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Июнь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8" calcext:value-type="date">
            <text:p>18.01.24</text:p>
          </table:table-cell>
          <table:table-cell table:formula="of:=TEXT([.A18];&quot;nnn&quot;)" office:value-type="string" office:string-value="четверг" calcext:value-type="string">
            <text:p>четверг</text:p>
          </table:table-cell>
          <table:table-cell table:formula="of:=TEXT([.A18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19" calcext:value-type="date">
            <text:p>19.01.24</text:p>
          </table:table-cell>
          <table:table-cell table:formula="of:=TEXT([.A19];&quot;nnn&quot;)" office:value-type="string" office:string-value="пятница" calcext:value-type="string">
            <text:p>пятница</text:p>
          </table:table-cell>
          <table:table-cell table:formula="of:=TEXT([.A19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Июнь&quot;;[.B$1:.B$1048576];&quot;понедельник&quot;)" office:value-type="float" office:value="4" calcext:value-type="float">
            <text:p>4</text:p>
          </table:table-cell>
          <table:table-cell table:style-name="ce3" table:formula="of:=COUNTIFS([.C$1:.C$1048576];&quot;Июнь&quot;;[.B$1:.B$1048576];&quot;вторник&quot;)" office:value-type="float" office:value="4" calcext:value-type="float">
            <text:p>4</text:p>
          </table:table-cell>
          <table:table-cell table:style-name="ce3" table:formula="of:=COUNTIFS([.C$1:.C$1048576];&quot;Июнь&quot;;[.B$1:.B$1048576];&quot;среда&quot;)" office:value-type="float" office:value="4" calcext:value-type="float">
            <text:p>4</text:p>
          </table:table-cell>
          <table:table-cell table:style-name="ce3" table:formula="of:=COUNTIFS([.C$1:.C$1048576];&quot;Июнь&quot;;[.B$1:.B$1048576];&quot;четверг&quot;)" office:value-type="float" office:value="4" calcext:value-type="float">
            <text:p>4</text:p>
          </table:table-cell>
          <table:table-cell table:style-name="ce3" table:formula="of:=COUNTIFS([.C$1:.C$1048576];&quot;Июнь&quot;;[.B$1:.B$1048576];&quot;пятница&quot;)" office:value-type="float" office:value="4" calcext:value-type="float">
            <text:p>4</text:p>
          </table:table-cell>
          <table:table-cell table:style-name="ce3" table:formula="of:=COUNTIFS([.C$1:.C$1048576];&quot;Июнь&quot;;[.B$1:.B$1048576];&quot;суббота&quot;)" office:value-type="float" office:value="5" calcext:value-type="float">
            <text:p>5</text:p>
          </table:table-cell>
          <table:table-cell table:style-name="ce3" table:formula="of:=COUNTIFS([.C$1:.C$1048576];&quot;Июнь&quot;;[.B$1:.B$1048576];&quot;воскресенье&quot;)" office:value-type="float" office:value="5" calcext:value-type="float">
            <text:p>5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0" calcext:value-type="date">
            <text:p>20.01.24</text:p>
          </table:table-cell>
          <table:table-cell table:formula="of:=TEXT([.A20];&quot;nnn&quot;)" office:value-type="string" office:string-value="суббота" calcext:value-type="string">
            <text:p>суббота</text:p>
          </table:table-cell>
          <table:table-cell table:formula="of:=TEXT([.A20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Июль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1" calcext:value-type="date">
            <text:p>21.01.24</text:p>
          </table:table-cell>
          <table:table-cell table:formula="of:=TEXT([.A21];&quot;nnn&quot;)" office:value-type="string" office:string-value="воскресенье" calcext:value-type="string">
            <text:p>воскресенье</text:p>
          </table:table-cell>
          <table:table-cell table:formula="of:=TEXT([.A21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2" calcext:value-type="date">
            <text:p>22.01.24</text:p>
          </table:table-cell>
          <table:table-cell table:formula="of:=TEXT([.A22];&quot;nnn&quot;)" office:value-type="string" office:string-value="понедельник" calcext:value-type="string">
            <text:p>понедельник</text:p>
          </table:table-cell>
          <table:table-cell table:formula="of:=TEXT([.A22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Июль&quot;;[.B$1:.B$1048576];&quot;понедельник&quot;)" office:value-type="float" office:value="5" calcext:value-type="float">
            <text:p>5</text:p>
          </table:table-cell>
          <table:table-cell table:style-name="ce3" table:formula="of:=COUNTIFS([.C$1:.C$1048576];&quot;Июль&quot;;[.B$1:.B$1048576];&quot;вторник&quot;)" office:value-type="float" office:value="5" calcext:value-type="float">
            <text:p>5</text:p>
          </table:table-cell>
          <table:table-cell table:style-name="ce3" table:formula="of:=COUNTIFS([.C$1:.C$1048576];&quot;Июль&quot;;[.B$1:.B$1048576];&quot;среда&quot;)" office:value-type="float" office:value="5" calcext:value-type="float">
            <text:p>5</text:p>
          </table:table-cell>
          <table:table-cell table:style-name="ce3" table:formula="of:=COUNTIFS([.C$1:.C$1048576];&quot;Июль&quot;;[.B$1:.B$1048576];&quot;четверг&quot;)" office:value-type="float" office:value="4" calcext:value-type="float">
            <text:p>4</text:p>
          </table:table-cell>
          <table:table-cell table:style-name="ce3" table:formula="of:=COUNTIFS([.C$1:.C$1048576];&quot;Июль&quot;;[.B$1:.B$1048576];&quot;пятница&quot;)" office:value-type="float" office:value="4" calcext:value-type="float">
            <text:p>4</text:p>
          </table:table-cell>
          <table:table-cell table:style-name="ce3" table:formula="of:=COUNTIFS([.C$1:.C$1048576];&quot;Июль&quot;;[.B$1:.B$1048576];&quot;суббота&quot;)" office:value-type="float" office:value="4" calcext:value-type="float">
            <text:p>4</text:p>
          </table:table-cell>
          <table:table-cell table:style-name="ce3" table:formula="of:=COUNTIFS([.C$1:.C$1048576];&quot;Июль&quot;;[.B$1:.B$1048576];&quot;воскресенье&quot;)" office:value-type="float" office:value="4" calcext:value-type="float">
            <text:p>4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3" calcext:value-type="date">
            <text:p>23.01.24</text:p>
          </table:table-cell>
          <table:table-cell table:formula="of:=TEXT([.A23];&quot;nnn&quot;)" office:value-type="string" office:string-value="вторник" calcext:value-type="string">
            <text:p>вторник</text:p>
          </table:table-cell>
          <table:table-cell table:formula="of:=TEXT([.A23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Август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4" calcext:value-type="date">
            <text:p>24.01.24</text:p>
          </table:table-cell>
          <table:table-cell table:formula="of:=TEXT([.A24];&quot;nnn&quot;)" office:value-type="string" office:string-value="среда" calcext:value-type="string">
            <text:p>среда</text:p>
          </table:table-cell>
          <table:table-cell table:formula="of:=TEXT([.A24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5" calcext:value-type="date">
            <text:p>25.01.24</text:p>
          </table:table-cell>
          <table:table-cell table:formula="of:=TEXT([.A25];&quot;nnn&quot;)" office:value-type="string" office:string-value="четверг" calcext:value-type="string">
            <text:p>четверг</text:p>
          </table:table-cell>
          <table:table-cell table:formula="of:=TEXT([.A25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Август&quot;;[.B$1:.B$1048576];&quot;понедельник&quot;)" office:value-type="float" office:value="4" calcext:value-type="float">
            <text:p>4</text:p>
          </table:table-cell>
          <table:table-cell table:style-name="ce3" table:formula="of:=COUNTIFS([.C$1:.C$1048576];&quot;Август&quot;;[.B$1:.B$1048576];&quot;вторник&quot;)" office:value-type="float" office:value="4" calcext:value-type="float">
            <text:p>4</text:p>
          </table:table-cell>
          <table:table-cell table:style-name="ce3" table:formula="of:=COUNTIFS([.C$1:.C$1048576];&quot;Август&quot;;[.B$1:.B$1048576];&quot;среда&quot;)" office:value-type="float" office:value="4" calcext:value-type="float">
            <text:p>4</text:p>
          </table:table-cell>
          <table:table-cell table:style-name="ce3" table:formula="of:=COUNTIFS([.C$1:.C$1048576];&quot;Август&quot;;[.B$1:.B$1048576];&quot;четверг&quot;)" office:value-type="float" office:value="5" calcext:value-type="float">
            <text:p>5</text:p>
          </table:table-cell>
          <table:table-cell table:style-name="ce3" table:formula="of:=COUNTIFS([.C$1:.C$1048576];&quot;Август&quot;;[.B$1:.B$1048576];&quot;пятница&quot;)" office:value-type="float" office:value="5" calcext:value-type="float">
            <text:p>5</text:p>
          </table:table-cell>
          <table:table-cell table:style-name="ce3" table:formula="of:=COUNTIFS([.C$1:.C$1048576];&quot;Август&quot;;[.B$1:.B$1048576];&quot;суббота&quot;)" office:value-type="float" office:value="5" calcext:value-type="float">
            <text:p>5</text:p>
          </table:table-cell>
          <table:table-cell table:style-name="ce3" table:formula="of:=COUNTIFS([.C$1:.C$1048576];&quot;Август&quot;;[.B$1:.B$1048576];&quot;воскресенье&quot;)" office:value-type="float" office:value="4" calcext:value-type="float">
            <text:p>4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6" calcext:value-type="date">
            <text:p>26.01.24</text:p>
          </table:table-cell>
          <table:table-cell table:formula="of:=TEXT([.A26];&quot;nnn&quot;)" office:value-type="string" office:string-value="пятница" calcext:value-type="string">
            <text:p>пятница</text:p>
          </table:table-cell>
          <table:table-cell table:formula="of:=TEXT([.A26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Сентябрь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7" calcext:value-type="date">
            <text:p>27.01.24</text:p>
          </table:table-cell>
          <table:table-cell table:formula="of:=TEXT([.A27];&quot;nnn&quot;)" office:value-type="string" office:string-value="суббота" calcext:value-type="string">
            <text:p>суббота</text:p>
          </table:table-cell>
          <table:table-cell table:formula="of:=TEXT([.A27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8" calcext:value-type="date">
            <text:p>28.01.24</text:p>
          </table:table-cell>
          <table:table-cell table:formula="of:=TEXT([.A28];&quot;nnn&quot;)" office:value-type="string" office:string-value="воскресенье" calcext:value-type="string">
            <text:p>воскресенье</text:p>
          </table:table-cell>
          <table:table-cell table:formula="of:=TEXT([.A28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Сентябрь&quot;;[.B$1:.B$1048576];&quot;понедельник&quot;)" office:value-type="float" office:value="5" calcext:value-type="float">
            <text:p>5</text:p>
          </table:table-cell>
          <table:table-cell table:style-name="ce3" table:formula="of:=COUNTIFS([.C$1:.C$1048576];&quot;Сентябрь&quot;;[.B$1:.B$1048576];&quot;вторник&quot;)" office:value-type="float" office:value="4" calcext:value-type="float">
            <text:p>4</text:p>
          </table:table-cell>
          <table:table-cell table:style-name="ce3" table:formula="of:=COUNTIFS([.C$1:.C$1048576];&quot;Сентябрь&quot;;[.B$1:.B$1048576];&quot;среда&quot;)" office:value-type="float" office:value="4" calcext:value-type="float">
            <text:p>4</text:p>
          </table:table-cell>
          <table:table-cell table:style-name="ce3" table:formula="of:=COUNTIFS([.C$1:.C$1048576];&quot;Сентябрь&quot;;[.B$1:.B$1048576];&quot;четверг&quot;)" office:value-type="float" office:value="4" calcext:value-type="float">
            <text:p>4</text:p>
          </table:table-cell>
          <table:table-cell table:style-name="ce3" table:formula="of:=COUNTIFS([.C$1:.C$1048576];&quot;Сентябрь&quot;;[.B$1:.B$1048576];&quot;пятница&quot;)" office:value-type="float" office:value="4" calcext:value-type="float">
            <text:p>4</text:p>
          </table:table-cell>
          <table:table-cell table:style-name="ce3" table:formula="of:=COUNTIFS([.C$1:.C$1048576];&quot;Сентябрь&quot;;[.B$1:.B$1048576];&quot;суббота&quot;)" office:value-type="float" office:value="4" calcext:value-type="float">
            <text:p>4</text:p>
          </table:table-cell>
          <table:table-cell table:style-name="ce3" table:formula="of:=COUNTIFS([.C$1:.C$1048576];&quot;Сентябрь&quot;;[.B$1:.B$1048576];&quot;воскресенье&quot;)" office:value-type="float" office:value="5" calcext:value-type="float">
            <text:p>5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29" calcext:value-type="date">
            <text:p>29.01.24</text:p>
          </table:table-cell>
          <table:table-cell table:formula="of:=TEXT([.A29];&quot;nnn&quot;)" office:value-type="string" office:string-value="понедельник" calcext:value-type="string">
            <text:p>понедельник</text:p>
          </table:table-cell>
          <table:table-cell table:formula="of:=TEXT([.A29];&quot;mmmm&quot;)" office:value-type="string" office:string-value="Январь" calcext:value-type="string">
            <text:p>Январь</text:p>
          </table:table-cell>
          <table:table-cell table:style-name="ce4" office:value-type="string" calcext:value-type="string" table:number-columns-spanned="7" table:number-rows-spanned="1">
            <text:p>Октябрь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30" calcext:value-type="date">
            <text:p>30.01.24</text:p>
          </table:table-cell>
          <table:table-cell table:formula="of:=TEXT([.A30];&quot;nnn&quot;)" office:value-type="string" office:string-value="вторник" calcext:value-type="string">
            <text:p>вторник</text:p>
          </table:table-cell>
          <table:table-cell table:formula="of:=TEXT([.A30];&quot;mmmm&quot;)" office:value-type="string" office:string-value="Январь" calcext:value-type="string">
            <text:p>Январ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1-31" calcext:value-type="date">
            <text:p>31.01.24</text:p>
          </table:table-cell>
          <table:table-cell table:formula="of:=TEXT([.A31];&quot;nnn&quot;)" office:value-type="string" office:string-value="среда" calcext:value-type="string">
            <text:p>среда</text:p>
          </table:table-cell>
          <table:table-cell table:formula="of:=TEXT([.A31];&quot;mmmm&quot;)" office:value-type="string" office:string-value="Январь" calcext:value-type="string">
            <text:p>Январь</text:p>
          </table:table-cell>
          <table:table-cell table:style-name="ce3" table:formula="of:=COUNTIFS([.C$1:.C$1048576];&quot;Октябрь&quot;;[.B$1:.B$1048576];&quot;понедельник&quot;)" office:value-type="float" office:value="4" calcext:value-type="float">
            <text:p>4</text:p>
          </table:table-cell>
          <table:table-cell table:style-name="ce3" table:formula="of:=COUNTIFS([.C$1:.C$1048576];&quot;Октябрь&quot;;[.B$1:.B$1048576];&quot;вторник&quot;)" office:value-type="float" office:value="5" calcext:value-type="float">
            <text:p>5</text:p>
          </table:table-cell>
          <table:table-cell table:style-name="ce3" table:formula="of:=COUNTIFS([.C$1:.C$1048576];&quot;Октябрь&quot;;[.B$1:.B$1048576];&quot;среда&quot;)" office:value-type="float" office:value="5" calcext:value-type="float">
            <text:p>5</text:p>
          </table:table-cell>
          <table:table-cell table:style-name="ce3" table:formula="of:=COUNTIFS([.C$1:.C$1048576];&quot;Октябрь&quot;;[.B$1:.B$1048576];&quot;четверг&quot;)" office:value-type="float" office:value="5" calcext:value-type="float">
            <text:p>5</text:p>
          </table:table-cell>
          <table:table-cell table:style-name="ce3" table:formula="of:=COUNTIFS([.C$1:.C$1048576];&quot;Октябрь&quot;;[.B$1:.B$1048576];&quot;пятница&quot;)" office:value-type="float" office:value="4" calcext:value-type="float">
            <text:p>4</text:p>
          </table:table-cell>
          <table:table-cell table:style-name="ce3" table:formula="of:=COUNTIFS([.C$1:.C$1048576];&quot;Октябрь&quot;;[.B$1:.B$1048576];&quot;суббота&quot;)" office:value-type="float" office:value="4" calcext:value-type="float">
            <text:p>4</text:p>
          </table:table-cell>
          <table:table-cell table:style-name="ce3" table:formula="of:=COUNTIFS([.C$1:.C$1048576];&quot;Октябрь&quot;;[.B$1:.B$1048576];&quot;воскресенье&quot;)" office:value-type="float" office:value="4" calcext:value-type="float">
            <text:p>4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2-01" calcext:value-type="date">
            <text:p>01.02.24</text:p>
          </table:table-cell>
          <table:table-cell table:formula="of:=TEXT([.A32];&quot;nnn&quot;)" office:value-type="string" office:string-value="четверг" calcext:value-type="string">
            <text:p>четверг</text:p>
          </table:table-cell>
          <table:table-cell table:formula="of:=TEXT([.A32];&quot;mmmm&quot;)" office:value-type="string" office:string-value="Февраль" calcext:value-type="string">
            <text:p>Февраль</text:p>
          </table:table-cell>
          <table:table-cell table:style-name="ce4" office:value-type="string" calcext:value-type="string" table:number-columns-spanned="7" table:number-rows-spanned="1">
            <text:p>Ноябрь</text:p>
          </table:table-cell>
          <table:covered-table-cell table:number-columns-repeated="6" table:style-name="ce3"/>
          <table:table-cell table:style-name="ce5"/>
          <table:table-cell table:number-columns-repeated="1013"/>
        </table:table-row>
        <table:table-row table:style-name="ro1">
          <table:table-cell table:style-name="ce1" office:value-type="date" office:date-value="2024-02-02" calcext:value-type="date">
            <text:p>02.02.24</text:p>
          </table:table-cell>
          <table:table-cell table:formula="of:=TEXT([.A33];&quot;nnn&quot;)" office:value-type="string" office:string-value="пятница" calcext:value-type="string">
            <text:p>пятница</text:p>
          </table:table-cell>
          <table:table-cell table:formula="of:=TEXT([.A33];&quot;mmmm&quot;)" office:value-type="string" office:string-value="Февраль" calcext:value-type="string">
            <text:p>Феврал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4-02-03" calcext:value-type="date">
            <text:p>03.02.24</text:p>
          </table:table-cell>
          <table:table-cell table:formula="of:=TEXT([.A34];&quot;nnn&quot;)" office:value-type="string" office:string-value="суббота" calcext:value-type="string">
            <text:p>суббота</text:p>
          </table:table-cell>
          <table:table-cell table:formula="of:=TEXT([.A34];&quot;mmmm&quot;)" office:value-type="string" office:string-value="Февраль" calcext:value-type="string">
            <text:p>Февраль</text:p>
          </table:table-cell>
          <table:table-cell table:style-name="ce3" table:formula="of:=COUNTIFS([.C$1:.C$1048576];&quot;Ноябрь&quot;;[.B$1:.B$1048576];&quot;понедельник&quot;)" office:value-type="float" office:value="4" calcext:value-type="float">
            <text:p>4</text:p>
          </table:table-cell>
          <table:table-cell table:style-name="ce3" table:formula="of:=COUNTIFS([.C$1:.C$1048576];&quot;Ноябрь&quot;;[.B$1:.B$1048576];&quot;вторник&quot;)" office:value-type="float" office:value="4" calcext:value-type="float">
            <text:p>4</text:p>
          </table:table-cell>
          <table:table-cell table:style-name="ce3" table:formula="of:=COUNTIFS([.C$1:.C$1048576];&quot;Ноябрь&quot;;[.B$1:.B$1048576];&quot;среда&quot;)" office:value-type="float" office:value="4" calcext:value-type="float">
            <text:p>4</text:p>
          </table:table-cell>
          <table:table-cell table:style-name="ce3" table:formula="of:=COUNTIFS([.C$1:.C$1048576];&quot;Ноябрь&quot;;[.B$1:.B$1048576];&quot;четверг&quot;)" office:value-type="float" office:value="4" calcext:value-type="float">
            <text:p>4</text:p>
          </table:table-cell>
          <table:table-cell table:style-name="ce3" table:formula="of:=COUNTIFS([.C$1:.C$1048576];&quot;Ноябрь&quot;;[.B$1:.B$1048576];&quot;пятница&quot;)" office:value-type="float" office:value="5" calcext:value-type="float">
            <text:p>5</text:p>
          </table:table-cell>
          <table:table-cell table:style-name="ce3" table:formula="of:=COUNTIFS([.C$1:.C$1048576];&quot;Ноябрь&quot;;[.B$1:.B$1048576];&quot;суббота&quot;)" office:value-type="float" office:value="5" calcext:value-type="float">
            <text:p>5</text:p>
          </table:table-cell>
          <table:table-cell table:style-name="ce3" table:formula="of:=COUNTIFS([.C$1:.C$1048576];&quot;Ноябрь&quot;;[.B$1:.B$1048576];&quot;воскресенье&quot;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4-02-04" calcext:value-type="date">
            <text:p>04.02.24</text:p>
          </table:table-cell>
          <table:table-cell table:formula="of:=TEXT([.A35];&quot;nnn&quot;)" office:value-type="string" office:string-value="воскресенье" calcext:value-type="string">
            <text:p>воскресенье</text:p>
          </table:table-cell>
          <table:table-cell table:formula="of:=TEXT([.A35];&quot;mmmm&quot;)" office:value-type="string" office:string-value="Февраль" calcext:value-type="string">
            <text:p>Февраль</text:p>
          </table:table-cell>
          <table:table-cell table:style-name="ce4" office:value-type="string" calcext:value-type="string" table:number-columns-spanned="7" table:number-rows-spanned="1">
            <text:p>Декабрь</text:p>
          </table:table-cell>
          <table:covered-table-cell table:number-columns-repeated="6" table:style-name="ce3"/>
          <table:table-cell table:number-columns-repeated="1014"/>
        </table:table-row>
        <table:table-row table:style-name="ro1">
          <table:table-cell table:style-name="ce1" office:value-type="date" office:date-value="2024-02-05" calcext:value-type="date">
            <text:p>05.02.24</text:p>
          </table:table-cell>
          <table:table-cell table:formula="of:=TEXT([.A36];&quot;nnn&quot;)" office:value-type="string" office:string-value="понедельник" calcext:value-type="string">
            <text:p>понедельник</text:p>
          </table:table-cell>
          <table:table-cell table:formula="of:=TEXT([.A36];&quot;mmmm&quot;)" office:value-type="string" office:string-value="Февраль" calcext:value-type="string">
            <text:p>Февраль</text:p>
          </table:table-cell>
          <table:table-cell table:style-name="ce3" office:value-type="string" calcext:value-type="string">
            <text:p>Понедельник</text:p>
          </table:table-cell>
          <table:table-cell table:style-name="ce3" office:value-type="string" calcext:value-type="string">
            <text:p>Вторник</text:p>
          </table:table-cell>
          <table:table-cell table:style-name="ce3" office:value-type="string" calcext:value-type="string">
            <text:p>Среда</text:p>
          </table:table-cell>
          <table:table-cell table:style-name="ce3" office:value-type="string" calcext:value-type="string">
            <text:p>Четверг</text:p>
          </table:table-cell>
          <table:table-cell table:style-name="ce3" office:value-type="string" calcext:value-type="string">
            <text:p>Пятница</text:p>
          </table:table-cell>
          <table:table-cell table:style-name="ce3" office:value-type="string" calcext:value-type="string">
            <text:p>Суббота</text:p>
          </table:table-cell>
          <table:table-cell table:style-name="ce3" office:value-type="string" calcext:value-type="string">
            <text:p>Воскресенье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4-02-06" calcext:value-type="date">
            <text:p>06.02.24</text:p>
          </table:table-cell>
          <table:table-cell table:formula="of:=TEXT([.A37];&quot;nnn&quot;)" office:value-type="string" office:string-value="вторник" calcext:value-type="string">
            <text:p>вторник</text:p>
          </table:table-cell>
          <table:table-cell table:formula="of:=TEXT([.A37];&quot;mmmm&quot;)" office:value-type="string" office:string-value="Февраль" calcext:value-type="string">
            <text:p>Февраль</text:p>
          </table:table-cell>
          <table:table-cell table:style-name="ce3" table:formula="of:=COUNTIFS([.C$1:.C$1048576];&quot;Декабрь&quot;;[.B$1:.B$1048576];&quot;понедельник&quot;)" office:value-type="float" office:value="5" calcext:value-type="float">
            <text:p>5</text:p>
          </table:table-cell>
          <table:table-cell table:style-name="ce3" table:formula="of:=COUNTIFS([.C$1:.C$1048576];&quot;Декабрь&quot;;[.B$1:.B$1048576];&quot;вторник&quot;)" office:value-type="float" office:value="5" calcext:value-type="float">
            <text:p>5</text:p>
          </table:table-cell>
          <table:table-cell table:style-name="ce3" table:formula="of:=COUNTIFS([.C$1:.C$1048576];&quot;Декабрь&quot;;[.B$1:.B$1048576];&quot;среда&quot;)" office:value-type="float" office:value="4" calcext:value-type="float">
            <text:p>4</text:p>
          </table:table-cell>
          <table:table-cell table:style-name="ce3" table:formula="of:=COUNTIFS([.C$1:.C$1048576];&quot;Декабрь&quot;;[.B$1:.B$1048576];&quot;четверг&quot;)" office:value-type="float" office:value="4" calcext:value-type="float">
            <text:p>4</text:p>
          </table:table-cell>
          <table:table-cell table:style-name="ce3" table:formula="of:=COUNTIFS([.C$1:.C$1048576];&quot;Декабрь&quot;;[.B$1:.B$1048576];&quot;пятница&quot;)" office:value-type="float" office:value="4" calcext:value-type="float">
            <text:p>4</text:p>
          </table:table-cell>
          <table:table-cell table:style-name="ce3" table:formula="of:=COUNTIFS([.C$1:.C$1048576];&quot;Декабрь&quot;;[.B$1:.B$1048576];&quot;суббота&quot;)" office:value-type="float" office:value="4" calcext:value-type="float">
            <text:p>4</text:p>
          </table:table-cell>
          <table:table-cell table:style-name="ce3" table:formula="of:=COUNTIFS([.C$1:.C$1048576];&quot;Декабрь&quot;;[.B$1:.B$1048576];&quot;воскресенье&quot;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4-02-07" calcext:value-type="date">
            <text:p>07.02.24</text:p>
          </table:table-cell>
          <table:table-cell table:formula="of:=TEXT([.A38];&quot;nnn&quot;)" office:value-type="string" office:string-value="среда" calcext:value-type="string">
            <text:p>среда</text:p>
          </table:table-cell>
          <table:table-cell table:formula="of:=TEXT([.A38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08" calcext:value-type="date">
            <text:p>08.02.24</text:p>
          </table:table-cell>
          <table:table-cell table:formula="of:=TEXT([.A39];&quot;nnn&quot;)" office:value-type="string" office:string-value="четверг" calcext:value-type="string">
            <text:p>четверг</text:p>
          </table:table-cell>
          <table:table-cell table:formula="of:=TEXT([.A39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09" calcext:value-type="date">
            <text:p>09.02.24</text:p>
          </table:table-cell>
          <table:table-cell table:formula="of:=TEXT([.A40];&quot;nnn&quot;)" office:value-type="string" office:string-value="пятница" calcext:value-type="string">
            <text:p>пятница</text:p>
          </table:table-cell>
          <table:table-cell table:formula="of:=TEXT([.A40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0" calcext:value-type="date">
            <text:p>10.02.24</text:p>
          </table:table-cell>
          <table:table-cell table:formula="of:=TEXT([.A41];&quot;nnn&quot;)" office:value-type="string" office:string-value="суббота" calcext:value-type="string">
            <text:p>суббота</text:p>
          </table:table-cell>
          <table:table-cell table:formula="of:=TEXT([.A41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1" calcext:value-type="date">
            <text:p>11.02.24</text:p>
          </table:table-cell>
          <table:table-cell table:formula="of:=TEXT([.A42];&quot;nnn&quot;)" office:value-type="string" office:string-value="воскресенье" calcext:value-type="string">
            <text:p>воскресенье</text:p>
          </table:table-cell>
          <table:table-cell table:formula="of:=TEXT([.A42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2" calcext:value-type="date">
            <text:p>12.02.24</text:p>
          </table:table-cell>
          <table:table-cell table:formula="of:=TEXT([.A43];&quot;nnn&quot;)" office:value-type="string" office:string-value="понедельник" calcext:value-type="string">
            <text:p>понедельник</text:p>
          </table:table-cell>
          <table:table-cell table:formula="of:=TEXT([.A43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3" calcext:value-type="date">
            <text:p>13.02.24</text:p>
          </table:table-cell>
          <table:table-cell table:formula="of:=TEXT([.A44];&quot;nnn&quot;)" office:value-type="string" office:string-value="вторник" calcext:value-type="string">
            <text:p>вторник</text:p>
          </table:table-cell>
          <table:table-cell table:formula="of:=TEXT([.A44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4" calcext:value-type="date">
            <text:p>14.02.24</text:p>
          </table:table-cell>
          <table:table-cell table:formula="of:=TEXT([.A45];&quot;nnn&quot;)" office:value-type="string" office:string-value="среда" calcext:value-type="string">
            <text:p>среда</text:p>
          </table:table-cell>
          <table:table-cell table:formula="of:=TEXT([.A45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5" calcext:value-type="date">
            <text:p>15.02.24</text:p>
          </table:table-cell>
          <table:table-cell table:formula="of:=TEXT([.A46];&quot;nnn&quot;)" office:value-type="string" office:string-value="четверг" calcext:value-type="string">
            <text:p>четверг</text:p>
          </table:table-cell>
          <table:table-cell table:formula="of:=TEXT([.A46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6" calcext:value-type="date">
            <text:p>16.02.24</text:p>
          </table:table-cell>
          <table:table-cell table:formula="of:=TEXT([.A47];&quot;nnn&quot;)" office:value-type="string" office:string-value="пятница" calcext:value-type="string">
            <text:p>пятница</text:p>
          </table:table-cell>
          <table:table-cell table:formula="of:=TEXT([.A47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7" calcext:value-type="date">
            <text:p>17.02.24</text:p>
          </table:table-cell>
          <table:table-cell table:formula="of:=TEXT([.A48];&quot;nnn&quot;)" office:value-type="string" office:string-value="суббота" calcext:value-type="string">
            <text:p>суббота</text:p>
          </table:table-cell>
          <table:table-cell table:formula="of:=TEXT([.A48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8" calcext:value-type="date">
            <text:p>18.02.24</text:p>
          </table:table-cell>
          <table:table-cell table:formula="of:=TEXT([.A49];&quot;nnn&quot;)" office:value-type="string" office:string-value="воскресенье" calcext:value-type="string">
            <text:p>воскресенье</text:p>
          </table:table-cell>
          <table:table-cell table:formula="of:=TEXT([.A49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19" calcext:value-type="date">
            <text:p>19.02.24</text:p>
          </table:table-cell>
          <table:table-cell table:formula="of:=TEXT([.A50];&quot;nnn&quot;)" office:value-type="string" office:string-value="понедельник" calcext:value-type="string">
            <text:p>понедельник</text:p>
          </table:table-cell>
          <table:table-cell table:formula="of:=TEXT([.A50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0" calcext:value-type="date">
            <text:p>20.02.24</text:p>
          </table:table-cell>
          <table:table-cell table:formula="of:=TEXT([.A51];&quot;nnn&quot;)" office:value-type="string" office:string-value="вторник" calcext:value-type="string">
            <text:p>вторник</text:p>
          </table:table-cell>
          <table:table-cell table:formula="of:=TEXT([.A51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1" calcext:value-type="date">
            <text:p>21.02.24</text:p>
          </table:table-cell>
          <table:table-cell table:formula="of:=TEXT([.A52];&quot;nnn&quot;)" office:value-type="string" office:string-value="среда" calcext:value-type="string">
            <text:p>среда</text:p>
          </table:table-cell>
          <table:table-cell table:formula="of:=TEXT([.A52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2" calcext:value-type="date">
            <text:p>22.02.24</text:p>
          </table:table-cell>
          <table:table-cell table:formula="of:=TEXT([.A53];&quot;nnn&quot;)" office:value-type="string" office:string-value="четверг" calcext:value-type="string">
            <text:p>четверг</text:p>
          </table:table-cell>
          <table:table-cell table:formula="of:=TEXT([.A53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3" calcext:value-type="date">
            <text:p>23.02.24</text:p>
          </table:table-cell>
          <table:table-cell table:formula="of:=TEXT([.A54];&quot;nnn&quot;)" office:value-type="string" office:string-value="пятница" calcext:value-type="string">
            <text:p>пятница</text:p>
          </table:table-cell>
          <table:table-cell table:formula="of:=TEXT([.A54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4" calcext:value-type="date">
            <text:p>24.02.24</text:p>
          </table:table-cell>
          <table:table-cell table:formula="of:=TEXT([.A55];&quot;nnn&quot;)" office:value-type="string" office:string-value="суббота" calcext:value-type="string">
            <text:p>суббота</text:p>
          </table:table-cell>
          <table:table-cell table:formula="of:=TEXT([.A55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5" calcext:value-type="date">
            <text:p>25.02.24</text:p>
          </table:table-cell>
          <table:table-cell table:formula="of:=TEXT([.A56];&quot;nnn&quot;)" office:value-type="string" office:string-value="воскресенье" calcext:value-type="string">
            <text:p>воскресенье</text:p>
          </table:table-cell>
          <table:table-cell table:formula="of:=TEXT([.A56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6" calcext:value-type="date">
            <text:p>26.02.24</text:p>
          </table:table-cell>
          <table:table-cell table:formula="of:=TEXT([.A57];&quot;nnn&quot;)" office:value-type="string" office:string-value="понедельник" calcext:value-type="string">
            <text:p>понедельник</text:p>
          </table:table-cell>
          <table:table-cell table:formula="of:=TEXT([.A57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7" calcext:value-type="date">
            <text:p>27.02.24</text:p>
          </table:table-cell>
          <table:table-cell table:formula="of:=TEXT([.A58];&quot;nnn&quot;)" office:value-type="string" office:string-value="вторник" calcext:value-type="string">
            <text:p>вторник</text:p>
          </table:table-cell>
          <table:table-cell table:formula="of:=TEXT([.A58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8" calcext:value-type="date">
            <text:p>28.02.24</text:p>
          </table:table-cell>
          <table:table-cell table:formula="of:=TEXT([.A59];&quot;nnn&quot;)" office:value-type="string" office:string-value="среда" calcext:value-type="string">
            <text:p>среда</text:p>
          </table:table-cell>
          <table:table-cell table:formula="of:=TEXT([.A59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2-29" calcext:value-type="date">
            <text:p>29.02.24</text:p>
          </table:table-cell>
          <table:table-cell table:formula="of:=TEXT([.A60];&quot;nnn&quot;)" office:value-type="string" office:string-value="четверг" calcext:value-type="string">
            <text:p>четверг</text:p>
          </table:table-cell>
          <table:table-cell table:formula="of:=TEXT([.A60];&quot;mmmm&quot;)" office:value-type="string" office:string-value="Февраль" calcext:value-type="string">
            <text:p>Февра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1" calcext:value-type="date">
            <text:p>01.03.24</text:p>
          </table:table-cell>
          <table:table-cell table:formula="of:=TEXT([.A61];&quot;nnn&quot;)" office:value-type="string" office:string-value="пятница" calcext:value-type="string">
            <text:p>пятница</text:p>
          </table:table-cell>
          <table:table-cell table:formula="of:=TEXT([.A61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2" calcext:value-type="date">
            <text:p>02.03.24</text:p>
          </table:table-cell>
          <table:table-cell table:formula="of:=TEXT([.A62];&quot;nnn&quot;)" office:value-type="string" office:string-value="суббота" calcext:value-type="string">
            <text:p>суббота</text:p>
          </table:table-cell>
          <table:table-cell table:formula="of:=TEXT([.A62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3" calcext:value-type="date">
            <text:p>03.03.24</text:p>
          </table:table-cell>
          <table:table-cell table:formula="of:=TEXT([.A63];&quot;nnn&quot;)" office:value-type="string" office:string-value="воскресенье" calcext:value-type="string">
            <text:p>воскресенье</text:p>
          </table:table-cell>
          <table:table-cell table:formula="of:=TEXT([.A63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4" calcext:value-type="date">
            <text:p>04.03.24</text:p>
          </table:table-cell>
          <table:table-cell table:formula="of:=TEXT([.A64];&quot;nnn&quot;)" office:value-type="string" office:string-value="понедельник" calcext:value-type="string">
            <text:p>понедельник</text:p>
          </table:table-cell>
          <table:table-cell table:formula="of:=TEXT([.A64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5" calcext:value-type="date">
            <text:p>05.03.24</text:p>
          </table:table-cell>
          <table:table-cell table:formula="of:=TEXT([.A65];&quot;nnn&quot;)" office:value-type="string" office:string-value="вторник" calcext:value-type="string">
            <text:p>вторник</text:p>
          </table:table-cell>
          <table:table-cell table:formula="of:=TEXT([.A65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6" calcext:value-type="date">
            <text:p>06.03.24</text:p>
          </table:table-cell>
          <table:table-cell table:formula="of:=TEXT([.A66];&quot;nnn&quot;)" office:value-type="string" office:string-value="среда" calcext:value-type="string">
            <text:p>среда</text:p>
          </table:table-cell>
          <table:table-cell table:formula="of:=TEXT([.A66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7" calcext:value-type="date">
            <text:p>07.03.24</text:p>
          </table:table-cell>
          <table:table-cell table:formula="of:=TEXT([.A67];&quot;nnn&quot;)" office:value-type="string" office:string-value="четверг" calcext:value-type="string">
            <text:p>четверг</text:p>
          </table:table-cell>
          <table:table-cell table:formula="of:=TEXT([.A67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8" calcext:value-type="date">
            <text:p>08.03.24</text:p>
          </table:table-cell>
          <table:table-cell table:formula="of:=TEXT([.A68];&quot;nnn&quot;)" office:value-type="string" office:string-value="пятница" calcext:value-type="string">
            <text:p>пятница</text:p>
          </table:table-cell>
          <table:table-cell table:formula="of:=TEXT([.A68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09" calcext:value-type="date">
            <text:p>09.03.24</text:p>
          </table:table-cell>
          <table:table-cell table:formula="of:=TEXT([.A69];&quot;nnn&quot;)" office:value-type="string" office:string-value="суббота" calcext:value-type="string">
            <text:p>суббота</text:p>
          </table:table-cell>
          <table:table-cell table:formula="of:=TEXT([.A69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0" calcext:value-type="date">
            <text:p>10.03.24</text:p>
          </table:table-cell>
          <table:table-cell table:formula="of:=TEXT([.A70];&quot;nnn&quot;)" office:value-type="string" office:string-value="воскресенье" calcext:value-type="string">
            <text:p>воскресенье</text:p>
          </table:table-cell>
          <table:table-cell table:formula="of:=TEXT([.A70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1" calcext:value-type="date">
            <text:p>11.03.24</text:p>
          </table:table-cell>
          <table:table-cell table:formula="of:=TEXT([.A71];&quot;nnn&quot;)" office:value-type="string" office:string-value="понедельник" calcext:value-type="string">
            <text:p>понедельник</text:p>
          </table:table-cell>
          <table:table-cell table:formula="of:=TEXT([.A71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2" calcext:value-type="date">
            <text:p>12.03.24</text:p>
          </table:table-cell>
          <table:table-cell table:formula="of:=TEXT([.A72];&quot;nnn&quot;)" office:value-type="string" office:string-value="вторник" calcext:value-type="string">
            <text:p>вторник</text:p>
          </table:table-cell>
          <table:table-cell table:formula="of:=TEXT([.A72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3" calcext:value-type="date">
            <text:p>13.03.24</text:p>
          </table:table-cell>
          <table:table-cell table:formula="of:=TEXT([.A73];&quot;nnn&quot;)" office:value-type="string" office:string-value="среда" calcext:value-type="string">
            <text:p>среда</text:p>
          </table:table-cell>
          <table:table-cell table:formula="of:=TEXT([.A73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4" calcext:value-type="date">
            <text:p>14.03.24</text:p>
          </table:table-cell>
          <table:table-cell table:formula="of:=TEXT([.A74];&quot;nnn&quot;)" office:value-type="string" office:string-value="четверг" calcext:value-type="string">
            <text:p>четверг</text:p>
          </table:table-cell>
          <table:table-cell table:formula="of:=TEXT([.A74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5" calcext:value-type="date">
            <text:p>15.03.24</text:p>
          </table:table-cell>
          <table:table-cell table:formula="of:=TEXT([.A75];&quot;nnn&quot;)" office:value-type="string" office:string-value="пятница" calcext:value-type="string">
            <text:p>пятница</text:p>
          </table:table-cell>
          <table:table-cell table:formula="of:=TEXT([.A75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6" calcext:value-type="date">
            <text:p>16.03.24</text:p>
          </table:table-cell>
          <table:table-cell table:formula="of:=TEXT([.A76];&quot;nnn&quot;)" office:value-type="string" office:string-value="суббота" calcext:value-type="string">
            <text:p>суббота</text:p>
          </table:table-cell>
          <table:table-cell table:formula="of:=TEXT([.A76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7" calcext:value-type="date">
            <text:p>17.03.24</text:p>
          </table:table-cell>
          <table:table-cell table:formula="of:=TEXT([.A77];&quot;nnn&quot;)" office:value-type="string" office:string-value="воскресенье" calcext:value-type="string">
            <text:p>воскресенье</text:p>
          </table:table-cell>
          <table:table-cell table:formula="of:=TEXT([.A77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8" calcext:value-type="date">
            <text:p>18.03.24</text:p>
          </table:table-cell>
          <table:table-cell table:formula="of:=TEXT([.A78];&quot;nnn&quot;)" office:value-type="string" office:string-value="понедельник" calcext:value-type="string">
            <text:p>понедельник</text:p>
          </table:table-cell>
          <table:table-cell table:formula="of:=TEXT([.A78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19" calcext:value-type="date">
            <text:p>19.03.24</text:p>
          </table:table-cell>
          <table:table-cell table:formula="of:=TEXT([.A79];&quot;nnn&quot;)" office:value-type="string" office:string-value="вторник" calcext:value-type="string">
            <text:p>вторник</text:p>
          </table:table-cell>
          <table:table-cell table:formula="of:=TEXT([.A79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0" calcext:value-type="date">
            <text:p>20.03.24</text:p>
          </table:table-cell>
          <table:table-cell table:formula="of:=TEXT([.A80];&quot;nnn&quot;)" office:value-type="string" office:string-value="среда" calcext:value-type="string">
            <text:p>среда</text:p>
          </table:table-cell>
          <table:table-cell table:formula="of:=TEXT([.A80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1" calcext:value-type="date">
            <text:p>21.03.24</text:p>
          </table:table-cell>
          <table:table-cell table:formula="of:=TEXT([.A81];&quot;nnn&quot;)" office:value-type="string" office:string-value="четверг" calcext:value-type="string">
            <text:p>четверг</text:p>
          </table:table-cell>
          <table:table-cell table:formula="of:=TEXT([.A81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2" calcext:value-type="date">
            <text:p>22.03.24</text:p>
          </table:table-cell>
          <table:table-cell table:formula="of:=TEXT([.A82];&quot;nnn&quot;)" office:value-type="string" office:string-value="пятница" calcext:value-type="string">
            <text:p>пятница</text:p>
          </table:table-cell>
          <table:table-cell table:formula="of:=TEXT([.A82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3" calcext:value-type="date">
            <text:p>23.03.24</text:p>
          </table:table-cell>
          <table:table-cell table:formula="of:=TEXT([.A83];&quot;nnn&quot;)" office:value-type="string" office:string-value="суббота" calcext:value-type="string">
            <text:p>суббота</text:p>
          </table:table-cell>
          <table:table-cell table:formula="of:=TEXT([.A83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4" calcext:value-type="date">
            <text:p>24.03.24</text:p>
          </table:table-cell>
          <table:table-cell table:formula="of:=TEXT([.A84];&quot;nnn&quot;)" office:value-type="string" office:string-value="воскресенье" calcext:value-type="string">
            <text:p>воскресенье</text:p>
          </table:table-cell>
          <table:table-cell table:formula="of:=TEXT([.A84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5" calcext:value-type="date">
            <text:p>25.03.24</text:p>
          </table:table-cell>
          <table:table-cell table:formula="of:=TEXT([.A85];&quot;nnn&quot;)" office:value-type="string" office:string-value="понедельник" calcext:value-type="string">
            <text:p>понедельник</text:p>
          </table:table-cell>
          <table:table-cell table:formula="of:=TEXT([.A85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6" calcext:value-type="date">
            <text:p>26.03.24</text:p>
          </table:table-cell>
          <table:table-cell table:formula="of:=TEXT([.A86];&quot;nnn&quot;)" office:value-type="string" office:string-value="вторник" calcext:value-type="string">
            <text:p>вторник</text:p>
          </table:table-cell>
          <table:table-cell table:formula="of:=TEXT([.A86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7" calcext:value-type="date">
            <text:p>27.03.24</text:p>
          </table:table-cell>
          <table:table-cell table:formula="of:=TEXT([.A87];&quot;nnn&quot;)" office:value-type="string" office:string-value="среда" calcext:value-type="string">
            <text:p>среда</text:p>
          </table:table-cell>
          <table:table-cell table:formula="of:=TEXT([.A87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8" calcext:value-type="date">
            <text:p>28.03.24</text:p>
          </table:table-cell>
          <table:table-cell table:formula="of:=TEXT([.A88];&quot;nnn&quot;)" office:value-type="string" office:string-value="четверг" calcext:value-type="string">
            <text:p>четверг</text:p>
          </table:table-cell>
          <table:table-cell table:formula="of:=TEXT([.A88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29" calcext:value-type="date">
            <text:p>29.03.24</text:p>
          </table:table-cell>
          <table:table-cell table:formula="of:=TEXT([.A89];&quot;nnn&quot;)" office:value-type="string" office:string-value="пятница" calcext:value-type="string">
            <text:p>пятница</text:p>
          </table:table-cell>
          <table:table-cell table:formula="of:=TEXT([.A89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30" calcext:value-type="date">
            <text:p>30.03.24</text:p>
          </table:table-cell>
          <table:table-cell table:formula="of:=TEXT([.A90];&quot;nnn&quot;)" office:value-type="string" office:string-value="суббота" calcext:value-type="string">
            <text:p>суббота</text:p>
          </table:table-cell>
          <table:table-cell table:formula="of:=TEXT([.A90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3-31" calcext:value-type="date">
            <text:p>31.03.24</text:p>
          </table:table-cell>
          <table:table-cell table:formula="of:=TEXT([.A91];&quot;nnn&quot;)" office:value-type="string" office:string-value="воскресенье" calcext:value-type="string">
            <text:p>воскресенье</text:p>
          </table:table-cell>
          <table:table-cell table:formula="of:=TEXT([.A91];&quot;mmmm&quot;)" office:value-type="string" office:string-value="Март" calcext:value-type="string">
            <text:p>Мар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1" calcext:value-type="date">
            <text:p>01.04.24</text:p>
          </table:table-cell>
          <table:table-cell table:formula="of:=TEXT([.A92];&quot;nnn&quot;)" office:value-type="string" office:string-value="понедельник" calcext:value-type="string">
            <text:p>понедельник</text:p>
          </table:table-cell>
          <table:table-cell table:formula="of:=TEXT([.A92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2" calcext:value-type="date">
            <text:p>02.04.24</text:p>
          </table:table-cell>
          <table:table-cell table:formula="of:=TEXT([.A93];&quot;nnn&quot;)" office:value-type="string" office:string-value="вторник" calcext:value-type="string">
            <text:p>вторник</text:p>
          </table:table-cell>
          <table:table-cell table:formula="of:=TEXT([.A93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3" calcext:value-type="date">
            <text:p>03.04.24</text:p>
          </table:table-cell>
          <table:table-cell table:formula="of:=TEXT([.A94];&quot;nnn&quot;)" office:value-type="string" office:string-value="среда" calcext:value-type="string">
            <text:p>среда</text:p>
          </table:table-cell>
          <table:table-cell table:formula="of:=TEXT([.A94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4" calcext:value-type="date">
            <text:p>04.04.24</text:p>
          </table:table-cell>
          <table:table-cell table:formula="of:=TEXT([.A95];&quot;nnn&quot;)" office:value-type="string" office:string-value="четверг" calcext:value-type="string">
            <text:p>четверг</text:p>
          </table:table-cell>
          <table:table-cell table:formula="of:=TEXT([.A95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5" calcext:value-type="date">
            <text:p>05.04.24</text:p>
          </table:table-cell>
          <table:table-cell table:formula="of:=TEXT([.A96];&quot;nnn&quot;)" office:value-type="string" office:string-value="пятница" calcext:value-type="string">
            <text:p>пятница</text:p>
          </table:table-cell>
          <table:table-cell table:formula="of:=TEXT([.A96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6" calcext:value-type="date">
            <text:p>06.04.24</text:p>
          </table:table-cell>
          <table:table-cell table:formula="of:=TEXT([.A97];&quot;nnn&quot;)" office:value-type="string" office:string-value="суббота" calcext:value-type="string">
            <text:p>суббота</text:p>
          </table:table-cell>
          <table:table-cell table:formula="of:=TEXT([.A97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7" calcext:value-type="date">
            <text:p>07.04.24</text:p>
          </table:table-cell>
          <table:table-cell table:formula="of:=TEXT([.A98];&quot;nnn&quot;)" office:value-type="string" office:string-value="воскресенье" calcext:value-type="string">
            <text:p>воскресенье</text:p>
          </table:table-cell>
          <table:table-cell table:formula="of:=TEXT([.A98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8" calcext:value-type="date">
            <text:p>08.04.24</text:p>
          </table:table-cell>
          <table:table-cell table:formula="of:=TEXT([.A99];&quot;nnn&quot;)" office:value-type="string" office:string-value="понедельник" calcext:value-type="string">
            <text:p>понедельник</text:p>
          </table:table-cell>
          <table:table-cell table:formula="of:=TEXT([.A99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09" calcext:value-type="date">
            <text:p>09.04.24</text:p>
          </table:table-cell>
          <table:table-cell table:formula="of:=TEXT([.A100];&quot;nnn&quot;)" office:value-type="string" office:string-value="вторник" calcext:value-type="string">
            <text:p>вторник</text:p>
          </table:table-cell>
          <table:table-cell table:formula="of:=TEXT([.A100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0" calcext:value-type="date">
            <text:p>10.04.24</text:p>
          </table:table-cell>
          <table:table-cell table:formula="of:=TEXT([.A101];&quot;nnn&quot;)" office:value-type="string" office:string-value="среда" calcext:value-type="string">
            <text:p>среда</text:p>
          </table:table-cell>
          <table:table-cell table:formula="of:=TEXT([.A101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1" calcext:value-type="date">
            <text:p>11.04.24</text:p>
          </table:table-cell>
          <table:table-cell table:formula="of:=TEXT([.A102];&quot;nnn&quot;)" office:value-type="string" office:string-value="четверг" calcext:value-type="string">
            <text:p>четверг</text:p>
          </table:table-cell>
          <table:table-cell table:formula="of:=TEXT([.A102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2" calcext:value-type="date">
            <text:p>12.04.24</text:p>
          </table:table-cell>
          <table:table-cell table:formula="of:=TEXT([.A103];&quot;nnn&quot;)" office:value-type="string" office:string-value="пятница" calcext:value-type="string">
            <text:p>пятница</text:p>
          </table:table-cell>
          <table:table-cell table:formula="of:=TEXT([.A103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3" calcext:value-type="date">
            <text:p>13.04.24</text:p>
          </table:table-cell>
          <table:table-cell table:formula="of:=TEXT([.A104];&quot;nnn&quot;)" office:value-type="string" office:string-value="суббота" calcext:value-type="string">
            <text:p>суббота</text:p>
          </table:table-cell>
          <table:table-cell table:formula="of:=TEXT([.A104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4" calcext:value-type="date">
            <text:p>14.04.24</text:p>
          </table:table-cell>
          <table:table-cell table:formula="of:=TEXT([.A105];&quot;nnn&quot;)" office:value-type="string" office:string-value="воскресенье" calcext:value-type="string">
            <text:p>воскресенье</text:p>
          </table:table-cell>
          <table:table-cell table:formula="of:=TEXT([.A105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5" calcext:value-type="date">
            <text:p>15.04.24</text:p>
          </table:table-cell>
          <table:table-cell table:formula="of:=TEXT([.A106];&quot;nnn&quot;)" office:value-type="string" office:string-value="понедельник" calcext:value-type="string">
            <text:p>понедельник</text:p>
          </table:table-cell>
          <table:table-cell table:formula="of:=TEXT([.A106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6" calcext:value-type="date">
            <text:p>16.04.24</text:p>
          </table:table-cell>
          <table:table-cell table:formula="of:=TEXT([.A107];&quot;nnn&quot;)" office:value-type="string" office:string-value="вторник" calcext:value-type="string">
            <text:p>вторник</text:p>
          </table:table-cell>
          <table:table-cell table:formula="of:=TEXT([.A107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7" calcext:value-type="date">
            <text:p>17.04.24</text:p>
          </table:table-cell>
          <table:table-cell table:formula="of:=TEXT([.A108];&quot;nnn&quot;)" office:value-type="string" office:string-value="среда" calcext:value-type="string">
            <text:p>среда</text:p>
          </table:table-cell>
          <table:table-cell table:formula="of:=TEXT([.A108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8" calcext:value-type="date">
            <text:p>18.04.24</text:p>
          </table:table-cell>
          <table:table-cell table:formula="of:=TEXT([.A109];&quot;nnn&quot;)" office:value-type="string" office:string-value="четверг" calcext:value-type="string">
            <text:p>четверг</text:p>
          </table:table-cell>
          <table:table-cell table:formula="of:=TEXT([.A109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19" calcext:value-type="date">
            <text:p>19.04.24</text:p>
          </table:table-cell>
          <table:table-cell table:formula="of:=TEXT([.A110];&quot;nnn&quot;)" office:value-type="string" office:string-value="пятница" calcext:value-type="string">
            <text:p>пятница</text:p>
          </table:table-cell>
          <table:table-cell table:formula="of:=TEXT([.A110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0" calcext:value-type="date">
            <text:p>20.04.24</text:p>
          </table:table-cell>
          <table:table-cell table:formula="of:=TEXT([.A111];&quot;nnn&quot;)" office:value-type="string" office:string-value="суббота" calcext:value-type="string">
            <text:p>суббота</text:p>
          </table:table-cell>
          <table:table-cell table:formula="of:=TEXT([.A111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1" calcext:value-type="date">
            <text:p>21.04.24</text:p>
          </table:table-cell>
          <table:table-cell table:formula="of:=TEXT([.A112];&quot;nnn&quot;)" office:value-type="string" office:string-value="воскресенье" calcext:value-type="string">
            <text:p>воскресенье</text:p>
          </table:table-cell>
          <table:table-cell table:formula="of:=TEXT([.A112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2" calcext:value-type="date">
            <text:p>22.04.24</text:p>
          </table:table-cell>
          <table:table-cell table:formula="of:=TEXT([.A113];&quot;nnn&quot;)" office:value-type="string" office:string-value="понедельник" calcext:value-type="string">
            <text:p>понедельник</text:p>
          </table:table-cell>
          <table:table-cell table:formula="of:=TEXT([.A113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3" calcext:value-type="date">
            <text:p>23.04.24</text:p>
          </table:table-cell>
          <table:table-cell table:formula="of:=TEXT([.A114];&quot;nnn&quot;)" office:value-type="string" office:string-value="вторник" calcext:value-type="string">
            <text:p>вторник</text:p>
          </table:table-cell>
          <table:table-cell table:formula="of:=TEXT([.A114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4" calcext:value-type="date">
            <text:p>24.04.24</text:p>
          </table:table-cell>
          <table:table-cell table:formula="of:=TEXT([.A115];&quot;nnn&quot;)" office:value-type="string" office:string-value="среда" calcext:value-type="string">
            <text:p>среда</text:p>
          </table:table-cell>
          <table:table-cell table:formula="of:=TEXT([.A115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5" calcext:value-type="date">
            <text:p>25.04.24</text:p>
          </table:table-cell>
          <table:table-cell table:formula="of:=TEXT([.A116];&quot;nnn&quot;)" office:value-type="string" office:string-value="четверг" calcext:value-type="string">
            <text:p>четверг</text:p>
          </table:table-cell>
          <table:table-cell table:formula="of:=TEXT([.A116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6" calcext:value-type="date">
            <text:p>26.04.24</text:p>
          </table:table-cell>
          <table:table-cell table:formula="of:=TEXT([.A117];&quot;nnn&quot;)" office:value-type="string" office:string-value="пятница" calcext:value-type="string">
            <text:p>пятница</text:p>
          </table:table-cell>
          <table:table-cell table:formula="of:=TEXT([.A117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7" calcext:value-type="date">
            <text:p>27.04.24</text:p>
          </table:table-cell>
          <table:table-cell table:formula="of:=TEXT([.A118];&quot;nnn&quot;)" office:value-type="string" office:string-value="суббота" calcext:value-type="string">
            <text:p>суббота</text:p>
          </table:table-cell>
          <table:table-cell table:formula="of:=TEXT([.A118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8" calcext:value-type="date">
            <text:p>28.04.24</text:p>
          </table:table-cell>
          <table:table-cell table:formula="of:=TEXT([.A119];&quot;nnn&quot;)" office:value-type="string" office:string-value="воскресенье" calcext:value-type="string">
            <text:p>воскресенье</text:p>
          </table:table-cell>
          <table:table-cell table:formula="of:=TEXT([.A119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29" calcext:value-type="date">
            <text:p>29.04.24</text:p>
          </table:table-cell>
          <table:table-cell table:formula="of:=TEXT([.A120];&quot;nnn&quot;)" office:value-type="string" office:string-value="понедельник" calcext:value-type="string">
            <text:p>понедельник</text:p>
          </table:table-cell>
          <table:table-cell table:formula="of:=TEXT([.A120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4-30" calcext:value-type="date">
            <text:p>30.04.24</text:p>
          </table:table-cell>
          <table:table-cell table:formula="of:=TEXT([.A121];&quot;nnn&quot;)" office:value-type="string" office:string-value="вторник" calcext:value-type="string">
            <text:p>вторник</text:p>
          </table:table-cell>
          <table:table-cell table:formula="of:=TEXT([.A121];&quot;mmmm&quot;)" office:value-type="string" office:string-value="Апрель" calcext:value-type="string">
            <text:p>Апре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1" calcext:value-type="date">
            <text:p>01.05.24</text:p>
          </table:table-cell>
          <table:table-cell table:formula="of:=TEXT([.A122];&quot;nnn&quot;)" office:value-type="string" office:string-value="среда" calcext:value-type="string">
            <text:p>среда</text:p>
          </table:table-cell>
          <table:table-cell table:formula="of:=TEXT([.A122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2" calcext:value-type="date">
            <text:p>02.05.24</text:p>
          </table:table-cell>
          <table:table-cell table:formula="of:=TEXT([.A123];&quot;nnn&quot;)" office:value-type="string" office:string-value="четверг" calcext:value-type="string">
            <text:p>четверг</text:p>
          </table:table-cell>
          <table:table-cell table:formula="of:=TEXT([.A123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3" calcext:value-type="date">
            <text:p>03.05.24</text:p>
          </table:table-cell>
          <table:table-cell table:formula="of:=TEXT([.A124];&quot;nnn&quot;)" office:value-type="string" office:string-value="пятница" calcext:value-type="string">
            <text:p>пятница</text:p>
          </table:table-cell>
          <table:table-cell table:formula="of:=TEXT([.A124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4" calcext:value-type="date">
            <text:p>04.05.24</text:p>
          </table:table-cell>
          <table:table-cell table:formula="of:=TEXT([.A125];&quot;nnn&quot;)" office:value-type="string" office:string-value="суббота" calcext:value-type="string">
            <text:p>суббота</text:p>
          </table:table-cell>
          <table:table-cell table:formula="of:=TEXT([.A125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5" calcext:value-type="date">
            <text:p>05.05.24</text:p>
          </table:table-cell>
          <table:table-cell table:formula="of:=TEXT([.A126];&quot;nnn&quot;)" office:value-type="string" office:string-value="воскресенье" calcext:value-type="string">
            <text:p>воскресенье</text:p>
          </table:table-cell>
          <table:table-cell table:formula="of:=TEXT([.A126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6" calcext:value-type="date">
            <text:p>06.05.24</text:p>
          </table:table-cell>
          <table:table-cell table:formula="of:=TEXT([.A127];&quot;nnn&quot;)" office:value-type="string" office:string-value="понедельник" calcext:value-type="string">
            <text:p>понедельник</text:p>
          </table:table-cell>
          <table:table-cell table:formula="of:=TEXT([.A127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7" calcext:value-type="date">
            <text:p>07.05.24</text:p>
          </table:table-cell>
          <table:table-cell table:formula="of:=TEXT([.A128];&quot;nnn&quot;)" office:value-type="string" office:string-value="вторник" calcext:value-type="string">
            <text:p>вторник</text:p>
          </table:table-cell>
          <table:table-cell table:formula="of:=TEXT([.A128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8" calcext:value-type="date">
            <text:p>08.05.24</text:p>
          </table:table-cell>
          <table:table-cell table:formula="of:=TEXT([.A129];&quot;nnn&quot;)" office:value-type="string" office:string-value="среда" calcext:value-type="string">
            <text:p>среда</text:p>
          </table:table-cell>
          <table:table-cell table:formula="of:=TEXT([.A129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09" calcext:value-type="date">
            <text:p>09.05.24</text:p>
          </table:table-cell>
          <table:table-cell table:formula="of:=TEXT([.A130];&quot;nnn&quot;)" office:value-type="string" office:string-value="четверг" calcext:value-type="string">
            <text:p>четверг</text:p>
          </table:table-cell>
          <table:table-cell table:formula="of:=TEXT([.A130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0" calcext:value-type="date">
            <text:p>10.05.24</text:p>
          </table:table-cell>
          <table:table-cell table:formula="of:=TEXT([.A131];&quot;nnn&quot;)" office:value-type="string" office:string-value="пятница" calcext:value-type="string">
            <text:p>пятница</text:p>
          </table:table-cell>
          <table:table-cell table:formula="of:=TEXT([.A131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1" calcext:value-type="date">
            <text:p>11.05.24</text:p>
          </table:table-cell>
          <table:table-cell table:formula="of:=TEXT([.A132];&quot;nnn&quot;)" office:value-type="string" office:string-value="суббота" calcext:value-type="string">
            <text:p>суббота</text:p>
          </table:table-cell>
          <table:table-cell table:formula="of:=TEXT([.A132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2" calcext:value-type="date">
            <text:p>12.05.24</text:p>
          </table:table-cell>
          <table:table-cell table:formula="of:=TEXT([.A133];&quot;nnn&quot;)" office:value-type="string" office:string-value="воскресенье" calcext:value-type="string">
            <text:p>воскресенье</text:p>
          </table:table-cell>
          <table:table-cell table:formula="of:=TEXT([.A133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3" calcext:value-type="date">
            <text:p>13.05.24</text:p>
          </table:table-cell>
          <table:table-cell table:formula="of:=TEXT([.A134];&quot;nnn&quot;)" office:value-type="string" office:string-value="понедельник" calcext:value-type="string">
            <text:p>понедельник</text:p>
          </table:table-cell>
          <table:table-cell table:formula="of:=TEXT([.A134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4" calcext:value-type="date">
            <text:p>14.05.24</text:p>
          </table:table-cell>
          <table:table-cell table:formula="of:=TEXT([.A135];&quot;nnn&quot;)" office:value-type="string" office:string-value="вторник" calcext:value-type="string">
            <text:p>вторник</text:p>
          </table:table-cell>
          <table:table-cell table:formula="of:=TEXT([.A135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5" calcext:value-type="date">
            <text:p>15.05.24</text:p>
          </table:table-cell>
          <table:table-cell table:formula="of:=TEXT([.A136];&quot;nnn&quot;)" office:value-type="string" office:string-value="среда" calcext:value-type="string">
            <text:p>среда</text:p>
          </table:table-cell>
          <table:table-cell table:formula="of:=TEXT([.A136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6" calcext:value-type="date">
            <text:p>16.05.24</text:p>
          </table:table-cell>
          <table:table-cell table:formula="of:=TEXT([.A137];&quot;nnn&quot;)" office:value-type="string" office:string-value="четверг" calcext:value-type="string">
            <text:p>четверг</text:p>
          </table:table-cell>
          <table:table-cell table:formula="of:=TEXT([.A137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7" calcext:value-type="date">
            <text:p>17.05.24</text:p>
          </table:table-cell>
          <table:table-cell table:formula="of:=TEXT([.A138];&quot;nnn&quot;)" office:value-type="string" office:string-value="пятница" calcext:value-type="string">
            <text:p>пятница</text:p>
          </table:table-cell>
          <table:table-cell table:formula="of:=TEXT([.A138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8" calcext:value-type="date">
            <text:p>18.05.24</text:p>
          </table:table-cell>
          <table:table-cell table:formula="of:=TEXT([.A139];&quot;nnn&quot;)" office:value-type="string" office:string-value="суббота" calcext:value-type="string">
            <text:p>суббота</text:p>
          </table:table-cell>
          <table:table-cell table:formula="of:=TEXT([.A139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19" calcext:value-type="date">
            <text:p>19.05.24</text:p>
          </table:table-cell>
          <table:table-cell table:formula="of:=TEXT([.A140];&quot;nnn&quot;)" office:value-type="string" office:string-value="воскресенье" calcext:value-type="string">
            <text:p>воскресенье</text:p>
          </table:table-cell>
          <table:table-cell table:formula="of:=TEXT([.A140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0" calcext:value-type="date">
            <text:p>20.05.24</text:p>
          </table:table-cell>
          <table:table-cell table:formula="of:=TEXT([.A141];&quot;nnn&quot;)" office:value-type="string" office:string-value="понедельник" calcext:value-type="string">
            <text:p>понедельник</text:p>
          </table:table-cell>
          <table:table-cell table:formula="of:=TEXT([.A141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1" calcext:value-type="date">
            <text:p>21.05.24</text:p>
          </table:table-cell>
          <table:table-cell table:formula="of:=TEXT([.A142];&quot;nnn&quot;)" office:value-type="string" office:string-value="вторник" calcext:value-type="string">
            <text:p>вторник</text:p>
          </table:table-cell>
          <table:table-cell table:formula="of:=TEXT([.A142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2" calcext:value-type="date">
            <text:p>22.05.24</text:p>
          </table:table-cell>
          <table:table-cell table:formula="of:=TEXT([.A143];&quot;nnn&quot;)" office:value-type="string" office:string-value="среда" calcext:value-type="string">
            <text:p>среда</text:p>
          </table:table-cell>
          <table:table-cell table:formula="of:=TEXT([.A143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3" calcext:value-type="date">
            <text:p>23.05.24</text:p>
          </table:table-cell>
          <table:table-cell table:formula="of:=TEXT([.A144];&quot;nnn&quot;)" office:value-type="string" office:string-value="четверг" calcext:value-type="string">
            <text:p>четверг</text:p>
          </table:table-cell>
          <table:table-cell table:formula="of:=TEXT([.A144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4" calcext:value-type="date">
            <text:p>24.05.24</text:p>
          </table:table-cell>
          <table:table-cell table:formula="of:=TEXT([.A145];&quot;nnn&quot;)" office:value-type="string" office:string-value="пятница" calcext:value-type="string">
            <text:p>пятница</text:p>
          </table:table-cell>
          <table:table-cell table:formula="of:=TEXT([.A145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5" calcext:value-type="date">
            <text:p>25.05.24</text:p>
          </table:table-cell>
          <table:table-cell table:formula="of:=TEXT([.A146];&quot;nnn&quot;)" office:value-type="string" office:string-value="суббота" calcext:value-type="string">
            <text:p>суббота</text:p>
          </table:table-cell>
          <table:table-cell table:formula="of:=TEXT([.A146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6" calcext:value-type="date">
            <text:p>26.05.24</text:p>
          </table:table-cell>
          <table:table-cell table:formula="of:=TEXT([.A147];&quot;nnn&quot;)" office:value-type="string" office:string-value="воскресенье" calcext:value-type="string">
            <text:p>воскресенье</text:p>
          </table:table-cell>
          <table:table-cell table:formula="of:=TEXT([.A147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7" calcext:value-type="date">
            <text:p>27.05.24</text:p>
          </table:table-cell>
          <table:table-cell table:formula="of:=TEXT([.A148];&quot;nnn&quot;)" office:value-type="string" office:string-value="понедельник" calcext:value-type="string">
            <text:p>понедельник</text:p>
          </table:table-cell>
          <table:table-cell table:formula="of:=TEXT([.A148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8" calcext:value-type="date">
            <text:p>28.05.24</text:p>
          </table:table-cell>
          <table:table-cell table:formula="of:=TEXT([.A149];&quot;nnn&quot;)" office:value-type="string" office:string-value="вторник" calcext:value-type="string">
            <text:p>вторник</text:p>
          </table:table-cell>
          <table:table-cell table:formula="of:=TEXT([.A149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29" calcext:value-type="date">
            <text:p>29.05.24</text:p>
          </table:table-cell>
          <table:table-cell table:formula="of:=TEXT([.A150];&quot;nnn&quot;)" office:value-type="string" office:string-value="среда" calcext:value-type="string">
            <text:p>среда</text:p>
          </table:table-cell>
          <table:table-cell table:formula="of:=TEXT([.A150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30" calcext:value-type="date">
            <text:p>30.05.24</text:p>
          </table:table-cell>
          <table:table-cell table:formula="of:=TEXT([.A151];&quot;nnn&quot;)" office:value-type="string" office:string-value="четверг" calcext:value-type="string">
            <text:p>четверг</text:p>
          </table:table-cell>
          <table:table-cell table:formula="of:=TEXT([.A151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5-31" calcext:value-type="date">
            <text:p>31.05.24</text:p>
          </table:table-cell>
          <table:table-cell table:formula="of:=TEXT([.A152];&quot;nnn&quot;)" office:value-type="string" office:string-value="пятница" calcext:value-type="string">
            <text:p>пятница</text:p>
          </table:table-cell>
          <table:table-cell table:formula="of:=TEXT([.A152];&quot;mmmm&quot;)" office:value-type="string" office:string-value="Май" calcext:value-type="string">
            <text:p>Май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1" calcext:value-type="date">
            <text:p>01.06.24</text:p>
          </table:table-cell>
          <table:table-cell table:formula="of:=TEXT([.A153];&quot;nnn&quot;)" office:value-type="string" office:string-value="суббота" calcext:value-type="string">
            <text:p>суббота</text:p>
          </table:table-cell>
          <table:table-cell table:formula="of:=TEXT([.A153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2" calcext:value-type="date">
            <text:p>02.06.24</text:p>
          </table:table-cell>
          <table:table-cell table:formula="of:=TEXT([.A154];&quot;nnn&quot;)" office:value-type="string" office:string-value="воскресенье" calcext:value-type="string">
            <text:p>воскресенье</text:p>
          </table:table-cell>
          <table:table-cell table:formula="of:=TEXT([.A154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3" calcext:value-type="date">
            <text:p>03.06.24</text:p>
          </table:table-cell>
          <table:table-cell table:formula="of:=TEXT([.A155];&quot;nnn&quot;)" office:value-type="string" office:string-value="понедельник" calcext:value-type="string">
            <text:p>понедельник</text:p>
          </table:table-cell>
          <table:table-cell table:formula="of:=TEXT([.A155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4" calcext:value-type="date">
            <text:p>04.06.24</text:p>
          </table:table-cell>
          <table:table-cell table:formula="of:=TEXT([.A156];&quot;nnn&quot;)" office:value-type="string" office:string-value="вторник" calcext:value-type="string">
            <text:p>вторник</text:p>
          </table:table-cell>
          <table:table-cell table:formula="of:=TEXT([.A156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5" calcext:value-type="date">
            <text:p>05.06.24</text:p>
          </table:table-cell>
          <table:table-cell table:formula="of:=TEXT([.A157];&quot;nnn&quot;)" office:value-type="string" office:string-value="среда" calcext:value-type="string">
            <text:p>среда</text:p>
          </table:table-cell>
          <table:table-cell table:formula="of:=TEXT([.A157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6" calcext:value-type="date">
            <text:p>06.06.24</text:p>
          </table:table-cell>
          <table:table-cell table:formula="of:=TEXT([.A158];&quot;nnn&quot;)" office:value-type="string" office:string-value="четверг" calcext:value-type="string">
            <text:p>четверг</text:p>
          </table:table-cell>
          <table:table-cell table:formula="of:=TEXT([.A158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7" calcext:value-type="date">
            <text:p>07.06.24</text:p>
          </table:table-cell>
          <table:table-cell table:formula="of:=TEXT([.A159];&quot;nnn&quot;)" office:value-type="string" office:string-value="пятница" calcext:value-type="string">
            <text:p>пятница</text:p>
          </table:table-cell>
          <table:table-cell table:formula="of:=TEXT([.A159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8" calcext:value-type="date">
            <text:p>08.06.24</text:p>
          </table:table-cell>
          <table:table-cell table:formula="of:=TEXT([.A160];&quot;nnn&quot;)" office:value-type="string" office:string-value="суббота" calcext:value-type="string">
            <text:p>суббота</text:p>
          </table:table-cell>
          <table:table-cell table:formula="of:=TEXT([.A160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09" calcext:value-type="date">
            <text:p>09.06.24</text:p>
          </table:table-cell>
          <table:table-cell table:formula="of:=TEXT([.A161];&quot;nnn&quot;)" office:value-type="string" office:string-value="воскресенье" calcext:value-type="string">
            <text:p>воскресенье</text:p>
          </table:table-cell>
          <table:table-cell table:formula="of:=TEXT([.A161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0" calcext:value-type="date">
            <text:p>10.06.24</text:p>
          </table:table-cell>
          <table:table-cell table:formula="of:=TEXT([.A162];&quot;nnn&quot;)" office:value-type="string" office:string-value="понедельник" calcext:value-type="string">
            <text:p>понедельник</text:p>
          </table:table-cell>
          <table:table-cell table:formula="of:=TEXT([.A162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1" calcext:value-type="date">
            <text:p>11.06.24</text:p>
          </table:table-cell>
          <table:table-cell table:formula="of:=TEXT([.A163];&quot;nnn&quot;)" office:value-type="string" office:string-value="вторник" calcext:value-type="string">
            <text:p>вторник</text:p>
          </table:table-cell>
          <table:table-cell table:formula="of:=TEXT([.A163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2" calcext:value-type="date">
            <text:p>12.06.24</text:p>
          </table:table-cell>
          <table:table-cell table:formula="of:=TEXT([.A164];&quot;nnn&quot;)" office:value-type="string" office:string-value="среда" calcext:value-type="string">
            <text:p>среда</text:p>
          </table:table-cell>
          <table:table-cell table:formula="of:=TEXT([.A164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3" calcext:value-type="date">
            <text:p>13.06.24</text:p>
          </table:table-cell>
          <table:table-cell table:formula="of:=TEXT([.A165];&quot;nnn&quot;)" office:value-type="string" office:string-value="четверг" calcext:value-type="string">
            <text:p>четверг</text:p>
          </table:table-cell>
          <table:table-cell table:formula="of:=TEXT([.A165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4" calcext:value-type="date">
            <text:p>14.06.24</text:p>
          </table:table-cell>
          <table:table-cell table:formula="of:=TEXT([.A166];&quot;nnn&quot;)" office:value-type="string" office:string-value="пятница" calcext:value-type="string">
            <text:p>пятница</text:p>
          </table:table-cell>
          <table:table-cell table:formula="of:=TEXT([.A166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5" calcext:value-type="date">
            <text:p>15.06.24</text:p>
          </table:table-cell>
          <table:table-cell table:formula="of:=TEXT([.A167];&quot;nnn&quot;)" office:value-type="string" office:string-value="суббота" calcext:value-type="string">
            <text:p>суббота</text:p>
          </table:table-cell>
          <table:table-cell table:formula="of:=TEXT([.A167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6" calcext:value-type="date">
            <text:p>16.06.24</text:p>
          </table:table-cell>
          <table:table-cell table:formula="of:=TEXT([.A168];&quot;nnn&quot;)" office:value-type="string" office:string-value="воскресенье" calcext:value-type="string">
            <text:p>воскресенье</text:p>
          </table:table-cell>
          <table:table-cell table:formula="of:=TEXT([.A168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7" calcext:value-type="date">
            <text:p>17.06.24</text:p>
          </table:table-cell>
          <table:table-cell table:formula="of:=TEXT([.A169];&quot;nnn&quot;)" office:value-type="string" office:string-value="понедельник" calcext:value-type="string">
            <text:p>понедельник</text:p>
          </table:table-cell>
          <table:table-cell table:formula="of:=TEXT([.A169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8" calcext:value-type="date">
            <text:p>18.06.24</text:p>
          </table:table-cell>
          <table:table-cell table:formula="of:=TEXT([.A170];&quot;nnn&quot;)" office:value-type="string" office:string-value="вторник" calcext:value-type="string">
            <text:p>вторник</text:p>
          </table:table-cell>
          <table:table-cell table:formula="of:=TEXT([.A170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19" calcext:value-type="date">
            <text:p>19.06.24</text:p>
          </table:table-cell>
          <table:table-cell table:formula="of:=TEXT([.A171];&quot;nnn&quot;)" office:value-type="string" office:string-value="среда" calcext:value-type="string">
            <text:p>среда</text:p>
          </table:table-cell>
          <table:table-cell table:formula="of:=TEXT([.A171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0" calcext:value-type="date">
            <text:p>20.06.24</text:p>
          </table:table-cell>
          <table:table-cell table:formula="of:=TEXT([.A172];&quot;nnn&quot;)" office:value-type="string" office:string-value="четверг" calcext:value-type="string">
            <text:p>четверг</text:p>
          </table:table-cell>
          <table:table-cell table:formula="of:=TEXT([.A172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1" calcext:value-type="date">
            <text:p>21.06.24</text:p>
          </table:table-cell>
          <table:table-cell table:formula="of:=TEXT([.A173];&quot;nnn&quot;)" office:value-type="string" office:string-value="пятница" calcext:value-type="string">
            <text:p>пятница</text:p>
          </table:table-cell>
          <table:table-cell table:formula="of:=TEXT([.A173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2" calcext:value-type="date">
            <text:p>22.06.24</text:p>
          </table:table-cell>
          <table:table-cell table:formula="of:=TEXT([.A174];&quot;nnn&quot;)" office:value-type="string" office:string-value="суббота" calcext:value-type="string">
            <text:p>суббота</text:p>
          </table:table-cell>
          <table:table-cell table:formula="of:=TEXT([.A174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3" calcext:value-type="date">
            <text:p>23.06.24</text:p>
          </table:table-cell>
          <table:table-cell table:formula="of:=TEXT([.A175];&quot;nnn&quot;)" office:value-type="string" office:string-value="воскресенье" calcext:value-type="string">
            <text:p>воскресенье</text:p>
          </table:table-cell>
          <table:table-cell table:formula="of:=TEXT([.A175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4" calcext:value-type="date">
            <text:p>24.06.24</text:p>
          </table:table-cell>
          <table:table-cell table:formula="of:=TEXT([.A176];&quot;nnn&quot;)" office:value-type="string" office:string-value="понедельник" calcext:value-type="string">
            <text:p>понедельник</text:p>
          </table:table-cell>
          <table:table-cell table:formula="of:=TEXT([.A176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5" calcext:value-type="date">
            <text:p>25.06.24</text:p>
          </table:table-cell>
          <table:table-cell table:formula="of:=TEXT([.A177];&quot;nnn&quot;)" office:value-type="string" office:string-value="вторник" calcext:value-type="string">
            <text:p>вторник</text:p>
          </table:table-cell>
          <table:table-cell table:formula="of:=TEXT([.A177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6" calcext:value-type="date">
            <text:p>26.06.24</text:p>
          </table:table-cell>
          <table:table-cell table:formula="of:=TEXT([.A178];&quot;nnn&quot;)" office:value-type="string" office:string-value="среда" calcext:value-type="string">
            <text:p>среда</text:p>
          </table:table-cell>
          <table:table-cell table:formula="of:=TEXT([.A178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7" calcext:value-type="date">
            <text:p>27.06.24</text:p>
          </table:table-cell>
          <table:table-cell table:formula="of:=TEXT([.A179];&quot;nnn&quot;)" office:value-type="string" office:string-value="четверг" calcext:value-type="string">
            <text:p>четверг</text:p>
          </table:table-cell>
          <table:table-cell table:formula="of:=TEXT([.A179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8" calcext:value-type="date">
            <text:p>28.06.24</text:p>
          </table:table-cell>
          <table:table-cell table:formula="of:=TEXT([.A180];&quot;nnn&quot;)" office:value-type="string" office:string-value="пятница" calcext:value-type="string">
            <text:p>пятница</text:p>
          </table:table-cell>
          <table:table-cell table:formula="of:=TEXT([.A180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29" calcext:value-type="date">
            <text:p>29.06.24</text:p>
          </table:table-cell>
          <table:table-cell table:formula="of:=TEXT([.A181];&quot;nnn&quot;)" office:value-type="string" office:string-value="суббота" calcext:value-type="string">
            <text:p>суббота</text:p>
          </table:table-cell>
          <table:table-cell table:formula="of:=TEXT([.A181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6-30" calcext:value-type="date">
            <text:p>30.06.24</text:p>
          </table:table-cell>
          <table:table-cell table:formula="of:=TEXT([.A182];&quot;nnn&quot;)" office:value-type="string" office:string-value="воскресенье" calcext:value-type="string">
            <text:p>воскресенье</text:p>
          </table:table-cell>
          <table:table-cell table:formula="of:=TEXT([.A182];&quot;mmmm&quot;)" office:value-type="string" office:string-value="Июнь" calcext:value-type="string">
            <text:p>Июн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1" calcext:value-type="date">
            <text:p>01.07.24</text:p>
          </table:table-cell>
          <table:table-cell table:formula="of:=TEXT([.A183];&quot;nnn&quot;)" office:value-type="string" office:string-value="понедельник" calcext:value-type="string">
            <text:p>понедельник</text:p>
          </table:table-cell>
          <table:table-cell table:formula="of:=TEXT([.A183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2" calcext:value-type="date">
            <text:p>02.07.24</text:p>
          </table:table-cell>
          <table:table-cell table:formula="of:=TEXT([.A184];&quot;nnn&quot;)" office:value-type="string" office:string-value="вторник" calcext:value-type="string">
            <text:p>вторник</text:p>
          </table:table-cell>
          <table:table-cell table:formula="of:=TEXT([.A184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3" calcext:value-type="date">
            <text:p>03.07.24</text:p>
          </table:table-cell>
          <table:table-cell table:formula="of:=TEXT([.A185];&quot;nnn&quot;)" office:value-type="string" office:string-value="среда" calcext:value-type="string">
            <text:p>среда</text:p>
          </table:table-cell>
          <table:table-cell table:formula="of:=TEXT([.A185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4" calcext:value-type="date">
            <text:p>04.07.24</text:p>
          </table:table-cell>
          <table:table-cell table:formula="of:=TEXT([.A186];&quot;nnn&quot;)" office:value-type="string" office:string-value="четверг" calcext:value-type="string">
            <text:p>четверг</text:p>
          </table:table-cell>
          <table:table-cell table:formula="of:=TEXT([.A186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5" calcext:value-type="date">
            <text:p>05.07.24</text:p>
          </table:table-cell>
          <table:table-cell table:formula="of:=TEXT([.A187];&quot;nnn&quot;)" office:value-type="string" office:string-value="пятница" calcext:value-type="string">
            <text:p>пятница</text:p>
          </table:table-cell>
          <table:table-cell table:formula="of:=TEXT([.A187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6" calcext:value-type="date">
            <text:p>06.07.24</text:p>
          </table:table-cell>
          <table:table-cell table:formula="of:=TEXT([.A188];&quot;nnn&quot;)" office:value-type="string" office:string-value="суббота" calcext:value-type="string">
            <text:p>суббота</text:p>
          </table:table-cell>
          <table:table-cell table:formula="of:=TEXT([.A188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7" calcext:value-type="date">
            <text:p>07.07.24</text:p>
          </table:table-cell>
          <table:table-cell table:formula="of:=TEXT([.A189];&quot;nnn&quot;)" office:value-type="string" office:string-value="воскресенье" calcext:value-type="string">
            <text:p>воскресенье</text:p>
          </table:table-cell>
          <table:table-cell table:formula="of:=TEXT([.A189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8" calcext:value-type="date">
            <text:p>08.07.24</text:p>
          </table:table-cell>
          <table:table-cell table:formula="of:=TEXT([.A190];&quot;nnn&quot;)" office:value-type="string" office:string-value="понедельник" calcext:value-type="string">
            <text:p>понедельник</text:p>
          </table:table-cell>
          <table:table-cell table:formula="of:=TEXT([.A190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09" calcext:value-type="date">
            <text:p>09.07.24</text:p>
          </table:table-cell>
          <table:table-cell table:formula="of:=TEXT([.A191];&quot;nnn&quot;)" office:value-type="string" office:string-value="вторник" calcext:value-type="string">
            <text:p>вторник</text:p>
          </table:table-cell>
          <table:table-cell table:formula="of:=TEXT([.A191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0" calcext:value-type="date">
            <text:p>10.07.24</text:p>
          </table:table-cell>
          <table:table-cell table:formula="of:=TEXT([.A192];&quot;nnn&quot;)" office:value-type="string" office:string-value="среда" calcext:value-type="string">
            <text:p>среда</text:p>
          </table:table-cell>
          <table:table-cell table:formula="of:=TEXT([.A192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1" calcext:value-type="date">
            <text:p>11.07.24</text:p>
          </table:table-cell>
          <table:table-cell table:formula="of:=TEXT([.A193];&quot;nnn&quot;)" office:value-type="string" office:string-value="четверг" calcext:value-type="string">
            <text:p>четверг</text:p>
          </table:table-cell>
          <table:table-cell table:formula="of:=TEXT([.A193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2" calcext:value-type="date">
            <text:p>12.07.24</text:p>
          </table:table-cell>
          <table:table-cell table:formula="of:=TEXT([.A194];&quot;nnn&quot;)" office:value-type="string" office:string-value="пятница" calcext:value-type="string">
            <text:p>пятница</text:p>
          </table:table-cell>
          <table:table-cell table:formula="of:=TEXT([.A194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3" calcext:value-type="date">
            <text:p>13.07.24</text:p>
          </table:table-cell>
          <table:table-cell table:formula="of:=TEXT([.A195];&quot;nnn&quot;)" office:value-type="string" office:string-value="суббота" calcext:value-type="string">
            <text:p>суббота</text:p>
          </table:table-cell>
          <table:table-cell table:formula="of:=TEXT([.A195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4" calcext:value-type="date">
            <text:p>14.07.24</text:p>
          </table:table-cell>
          <table:table-cell table:formula="of:=TEXT([.A196];&quot;nnn&quot;)" office:value-type="string" office:string-value="воскресенье" calcext:value-type="string">
            <text:p>воскресенье</text:p>
          </table:table-cell>
          <table:table-cell table:formula="of:=TEXT([.A196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5" calcext:value-type="date">
            <text:p>15.07.24</text:p>
          </table:table-cell>
          <table:table-cell table:formula="of:=TEXT([.A197];&quot;nnn&quot;)" office:value-type="string" office:string-value="понедельник" calcext:value-type="string">
            <text:p>понедельник</text:p>
          </table:table-cell>
          <table:table-cell table:formula="of:=TEXT([.A197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6" calcext:value-type="date">
            <text:p>16.07.24</text:p>
          </table:table-cell>
          <table:table-cell table:formula="of:=TEXT([.A198];&quot;nnn&quot;)" office:value-type="string" office:string-value="вторник" calcext:value-type="string">
            <text:p>вторник</text:p>
          </table:table-cell>
          <table:table-cell table:formula="of:=TEXT([.A198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7" calcext:value-type="date">
            <text:p>17.07.24</text:p>
          </table:table-cell>
          <table:table-cell table:formula="of:=TEXT([.A199];&quot;nnn&quot;)" office:value-type="string" office:string-value="среда" calcext:value-type="string">
            <text:p>среда</text:p>
          </table:table-cell>
          <table:table-cell table:formula="of:=TEXT([.A199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8" calcext:value-type="date">
            <text:p>18.07.24</text:p>
          </table:table-cell>
          <table:table-cell table:formula="of:=TEXT([.A200];&quot;nnn&quot;)" office:value-type="string" office:string-value="четверг" calcext:value-type="string">
            <text:p>четверг</text:p>
          </table:table-cell>
          <table:table-cell table:formula="of:=TEXT([.A200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19" calcext:value-type="date">
            <text:p>19.07.24</text:p>
          </table:table-cell>
          <table:table-cell table:formula="of:=TEXT([.A201];&quot;nnn&quot;)" office:value-type="string" office:string-value="пятница" calcext:value-type="string">
            <text:p>пятница</text:p>
          </table:table-cell>
          <table:table-cell table:formula="of:=TEXT([.A201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0" calcext:value-type="date">
            <text:p>20.07.24</text:p>
          </table:table-cell>
          <table:table-cell table:formula="of:=TEXT([.A202];&quot;nnn&quot;)" office:value-type="string" office:string-value="суббота" calcext:value-type="string">
            <text:p>суббота</text:p>
          </table:table-cell>
          <table:table-cell table:formula="of:=TEXT([.A202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1" calcext:value-type="date">
            <text:p>21.07.24</text:p>
          </table:table-cell>
          <table:table-cell table:formula="of:=TEXT([.A203];&quot;nnn&quot;)" office:value-type="string" office:string-value="воскресенье" calcext:value-type="string">
            <text:p>воскресенье</text:p>
          </table:table-cell>
          <table:table-cell table:formula="of:=TEXT([.A203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2" calcext:value-type="date">
            <text:p>22.07.24</text:p>
          </table:table-cell>
          <table:table-cell table:formula="of:=TEXT([.A204];&quot;nnn&quot;)" office:value-type="string" office:string-value="понедельник" calcext:value-type="string">
            <text:p>понедельник</text:p>
          </table:table-cell>
          <table:table-cell table:formula="of:=TEXT([.A204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3" calcext:value-type="date">
            <text:p>23.07.24</text:p>
          </table:table-cell>
          <table:table-cell table:formula="of:=TEXT([.A205];&quot;nnn&quot;)" office:value-type="string" office:string-value="вторник" calcext:value-type="string">
            <text:p>вторник</text:p>
          </table:table-cell>
          <table:table-cell table:formula="of:=TEXT([.A205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4" calcext:value-type="date">
            <text:p>24.07.24</text:p>
          </table:table-cell>
          <table:table-cell table:formula="of:=TEXT([.A206];&quot;nnn&quot;)" office:value-type="string" office:string-value="среда" calcext:value-type="string">
            <text:p>среда</text:p>
          </table:table-cell>
          <table:table-cell table:formula="of:=TEXT([.A206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5" calcext:value-type="date">
            <text:p>25.07.24</text:p>
          </table:table-cell>
          <table:table-cell table:formula="of:=TEXT([.A207];&quot;nnn&quot;)" office:value-type="string" office:string-value="четверг" calcext:value-type="string">
            <text:p>четверг</text:p>
          </table:table-cell>
          <table:table-cell table:formula="of:=TEXT([.A207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6" calcext:value-type="date">
            <text:p>26.07.24</text:p>
          </table:table-cell>
          <table:table-cell table:formula="of:=TEXT([.A208];&quot;nnn&quot;)" office:value-type="string" office:string-value="пятница" calcext:value-type="string">
            <text:p>пятница</text:p>
          </table:table-cell>
          <table:table-cell table:formula="of:=TEXT([.A208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7" calcext:value-type="date">
            <text:p>27.07.24</text:p>
          </table:table-cell>
          <table:table-cell table:formula="of:=TEXT([.A209];&quot;nnn&quot;)" office:value-type="string" office:string-value="суббота" calcext:value-type="string">
            <text:p>суббота</text:p>
          </table:table-cell>
          <table:table-cell table:formula="of:=TEXT([.A209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8" calcext:value-type="date">
            <text:p>28.07.24</text:p>
          </table:table-cell>
          <table:table-cell table:formula="of:=TEXT([.A210];&quot;nnn&quot;)" office:value-type="string" office:string-value="воскресенье" calcext:value-type="string">
            <text:p>воскресенье</text:p>
          </table:table-cell>
          <table:table-cell table:formula="of:=TEXT([.A210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29" calcext:value-type="date">
            <text:p>29.07.24</text:p>
          </table:table-cell>
          <table:table-cell table:formula="of:=TEXT([.A211];&quot;nnn&quot;)" office:value-type="string" office:string-value="понедельник" calcext:value-type="string">
            <text:p>понедельник</text:p>
          </table:table-cell>
          <table:table-cell table:formula="of:=TEXT([.A211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30" calcext:value-type="date">
            <text:p>30.07.24</text:p>
          </table:table-cell>
          <table:table-cell table:formula="of:=TEXT([.A212];&quot;nnn&quot;)" office:value-type="string" office:string-value="вторник" calcext:value-type="string">
            <text:p>вторник</text:p>
          </table:table-cell>
          <table:table-cell table:formula="of:=TEXT([.A212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7-31" calcext:value-type="date">
            <text:p>31.07.24</text:p>
          </table:table-cell>
          <table:table-cell table:formula="of:=TEXT([.A213];&quot;nnn&quot;)" office:value-type="string" office:string-value="среда" calcext:value-type="string">
            <text:p>среда</text:p>
          </table:table-cell>
          <table:table-cell table:formula="of:=TEXT([.A213];&quot;mmmm&quot;)" office:value-type="string" office:string-value="Июль" calcext:value-type="string">
            <text:p>Июл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1" calcext:value-type="date">
            <text:p>01.08.24</text:p>
          </table:table-cell>
          <table:table-cell table:formula="of:=TEXT([.A214];&quot;nnn&quot;)" office:value-type="string" office:string-value="четверг" calcext:value-type="string">
            <text:p>четверг</text:p>
          </table:table-cell>
          <table:table-cell table:formula="of:=TEXT([.A214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2" calcext:value-type="date">
            <text:p>02.08.24</text:p>
          </table:table-cell>
          <table:table-cell table:formula="of:=TEXT([.A215];&quot;nnn&quot;)" office:value-type="string" office:string-value="пятница" calcext:value-type="string">
            <text:p>пятница</text:p>
          </table:table-cell>
          <table:table-cell table:formula="of:=TEXT([.A215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3" calcext:value-type="date">
            <text:p>03.08.24</text:p>
          </table:table-cell>
          <table:table-cell table:formula="of:=TEXT([.A216];&quot;nnn&quot;)" office:value-type="string" office:string-value="суббота" calcext:value-type="string">
            <text:p>суббота</text:p>
          </table:table-cell>
          <table:table-cell table:formula="of:=TEXT([.A216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4" calcext:value-type="date">
            <text:p>04.08.24</text:p>
          </table:table-cell>
          <table:table-cell table:formula="of:=TEXT([.A217];&quot;nnn&quot;)" office:value-type="string" office:string-value="воскресенье" calcext:value-type="string">
            <text:p>воскресенье</text:p>
          </table:table-cell>
          <table:table-cell table:formula="of:=TEXT([.A217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5" calcext:value-type="date">
            <text:p>05.08.24</text:p>
          </table:table-cell>
          <table:table-cell table:formula="of:=TEXT([.A218];&quot;nnn&quot;)" office:value-type="string" office:string-value="понедельник" calcext:value-type="string">
            <text:p>понедельник</text:p>
          </table:table-cell>
          <table:table-cell table:formula="of:=TEXT([.A218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6" calcext:value-type="date">
            <text:p>06.08.24</text:p>
          </table:table-cell>
          <table:table-cell table:formula="of:=TEXT([.A219];&quot;nnn&quot;)" office:value-type="string" office:string-value="вторник" calcext:value-type="string">
            <text:p>вторник</text:p>
          </table:table-cell>
          <table:table-cell table:formula="of:=TEXT([.A219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7" calcext:value-type="date">
            <text:p>07.08.24</text:p>
          </table:table-cell>
          <table:table-cell table:formula="of:=TEXT([.A220];&quot;nnn&quot;)" office:value-type="string" office:string-value="среда" calcext:value-type="string">
            <text:p>среда</text:p>
          </table:table-cell>
          <table:table-cell table:formula="of:=TEXT([.A220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8" calcext:value-type="date">
            <text:p>08.08.24</text:p>
          </table:table-cell>
          <table:table-cell table:formula="of:=TEXT([.A221];&quot;nnn&quot;)" office:value-type="string" office:string-value="четверг" calcext:value-type="string">
            <text:p>четверг</text:p>
          </table:table-cell>
          <table:table-cell table:formula="of:=TEXT([.A221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09" calcext:value-type="date">
            <text:p>09.08.24</text:p>
          </table:table-cell>
          <table:table-cell table:formula="of:=TEXT([.A222];&quot;nnn&quot;)" office:value-type="string" office:string-value="пятница" calcext:value-type="string">
            <text:p>пятница</text:p>
          </table:table-cell>
          <table:table-cell table:formula="of:=TEXT([.A222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0" calcext:value-type="date">
            <text:p>10.08.24</text:p>
          </table:table-cell>
          <table:table-cell table:formula="of:=TEXT([.A223];&quot;nnn&quot;)" office:value-type="string" office:string-value="суббота" calcext:value-type="string">
            <text:p>суббота</text:p>
          </table:table-cell>
          <table:table-cell table:formula="of:=TEXT([.A223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1" calcext:value-type="date">
            <text:p>11.08.24</text:p>
          </table:table-cell>
          <table:table-cell table:formula="of:=TEXT([.A224];&quot;nnn&quot;)" office:value-type="string" office:string-value="воскресенье" calcext:value-type="string">
            <text:p>воскресенье</text:p>
          </table:table-cell>
          <table:table-cell table:formula="of:=TEXT([.A224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2" calcext:value-type="date">
            <text:p>12.08.24</text:p>
          </table:table-cell>
          <table:table-cell table:formula="of:=TEXT([.A225];&quot;nnn&quot;)" office:value-type="string" office:string-value="понедельник" calcext:value-type="string">
            <text:p>понедельник</text:p>
          </table:table-cell>
          <table:table-cell table:formula="of:=TEXT([.A225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3" calcext:value-type="date">
            <text:p>13.08.24</text:p>
          </table:table-cell>
          <table:table-cell table:formula="of:=TEXT([.A226];&quot;nnn&quot;)" office:value-type="string" office:string-value="вторник" calcext:value-type="string">
            <text:p>вторник</text:p>
          </table:table-cell>
          <table:table-cell table:formula="of:=TEXT([.A226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4" calcext:value-type="date">
            <text:p>14.08.24</text:p>
          </table:table-cell>
          <table:table-cell table:formula="of:=TEXT([.A227];&quot;nnn&quot;)" office:value-type="string" office:string-value="среда" calcext:value-type="string">
            <text:p>среда</text:p>
          </table:table-cell>
          <table:table-cell table:formula="of:=TEXT([.A227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5" calcext:value-type="date">
            <text:p>15.08.24</text:p>
          </table:table-cell>
          <table:table-cell table:formula="of:=TEXT([.A228];&quot;nnn&quot;)" office:value-type="string" office:string-value="четверг" calcext:value-type="string">
            <text:p>четверг</text:p>
          </table:table-cell>
          <table:table-cell table:formula="of:=TEXT([.A228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6" calcext:value-type="date">
            <text:p>16.08.24</text:p>
          </table:table-cell>
          <table:table-cell table:formula="of:=TEXT([.A229];&quot;nnn&quot;)" office:value-type="string" office:string-value="пятница" calcext:value-type="string">
            <text:p>пятница</text:p>
          </table:table-cell>
          <table:table-cell table:formula="of:=TEXT([.A229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7" calcext:value-type="date">
            <text:p>17.08.24</text:p>
          </table:table-cell>
          <table:table-cell table:formula="of:=TEXT([.A230];&quot;nnn&quot;)" office:value-type="string" office:string-value="суббота" calcext:value-type="string">
            <text:p>суббота</text:p>
          </table:table-cell>
          <table:table-cell table:formula="of:=TEXT([.A230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8" calcext:value-type="date">
            <text:p>18.08.24</text:p>
          </table:table-cell>
          <table:table-cell table:formula="of:=TEXT([.A231];&quot;nnn&quot;)" office:value-type="string" office:string-value="воскресенье" calcext:value-type="string">
            <text:p>воскресенье</text:p>
          </table:table-cell>
          <table:table-cell table:formula="of:=TEXT([.A231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19" calcext:value-type="date">
            <text:p>19.08.24</text:p>
          </table:table-cell>
          <table:table-cell table:formula="of:=TEXT([.A232];&quot;nnn&quot;)" office:value-type="string" office:string-value="понедельник" calcext:value-type="string">
            <text:p>понедельник</text:p>
          </table:table-cell>
          <table:table-cell table:formula="of:=TEXT([.A232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0" calcext:value-type="date">
            <text:p>20.08.24</text:p>
          </table:table-cell>
          <table:table-cell table:formula="of:=TEXT([.A233];&quot;nnn&quot;)" office:value-type="string" office:string-value="вторник" calcext:value-type="string">
            <text:p>вторник</text:p>
          </table:table-cell>
          <table:table-cell table:formula="of:=TEXT([.A233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1" calcext:value-type="date">
            <text:p>21.08.24</text:p>
          </table:table-cell>
          <table:table-cell table:formula="of:=TEXT([.A234];&quot;nnn&quot;)" office:value-type="string" office:string-value="среда" calcext:value-type="string">
            <text:p>среда</text:p>
          </table:table-cell>
          <table:table-cell table:formula="of:=TEXT([.A234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2" calcext:value-type="date">
            <text:p>22.08.24</text:p>
          </table:table-cell>
          <table:table-cell table:formula="of:=TEXT([.A235];&quot;nnn&quot;)" office:value-type="string" office:string-value="четверг" calcext:value-type="string">
            <text:p>четверг</text:p>
          </table:table-cell>
          <table:table-cell table:formula="of:=TEXT([.A235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3" calcext:value-type="date">
            <text:p>23.08.24</text:p>
          </table:table-cell>
          <table:table-cell table:formula="of:=TEXT([.A236];&quot;nnn&quot;)" office:value-type="string" office:string-value="пятница" calcext:value-type="string">
            <text:p>пятница</text:p>
          </table:table-cell>
          <table:table-cell table:formula="of:=TEXT([.A236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4" calcext:value-type="date">
            <text:p>24.08.24</text:p>
          </table:table-cell>
          <table:table-cell table:formula="of:=TEXT([.A237];&quot;nnn&quot;)" office:value-type="string" office:string-value="суббота" calcext:value-type="string">
            <text:p>суббота</text:p>
          </table:table-cell>
          <table:table-cell table:formula="of:=TEXT([.A237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5" calcext:value-type="date">
            <text:p>25.08.24</text:p>
          </table:table-cell>
          <table:table-cell table:formula="of:=TEXT([.A238];&quot;nnn&quot;)" office:value-type="string" office:string-value="воскресенье" calcext:value-type="string">
            <text:p>воскресенье</text:p>
          </table:table-cell>
          <table:table-cell table:formula="of:=TEXT([.A238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6" calcext:value-type="date">
            <text:p>26.08.24</text:p>
          </table:table-cell>
          <table:table-cell table:formula="of:=TEXT([.A239];&quot;nnn&quot;)" office:value-type="string" office:string-value="понедельник" calcext:value-type="string">
            <text:p>понедельник</text:p>
          </table:table-cell>
          <table:table-cell table:formula="of:=TEXT([.A239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7" calcext:value-type="date">
            <text:p>27.08.24</text:p>
          </table:table-cell>
          <table:table-cell table:formula="of:=TEXT([.A240];&quot;nnn&quot;)" office:value-type="string" office:string-value="вторник" calcext:value-type="string">
            <text:p>вторник</text:p>
          </table:table-cell>
          <table:table-cell table:formula="of:=TEXT([.A240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8" calcext:value-type="date">
            <text:p>28.08.24</text:p>
          </table:table-cell>
          <table:table-cell table:formula="of:=TEXT([.A241];&quot;nnn&quot;)" office:value-type="string" office:string-value="среда" calcext:value-type="string">
            <text:p>среда</text:p>
          </table:table-cell>
          <table:table-cell table:formula="of:=TEXT([.A241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29" calcext:value-type="date">
            <text:p>29.08.24</text:p>
          </table:table-cell>
          <table:table-cell table:formula="of:=TEXT([.A242];&quot;nnn&quot;)" office:value-type="string" office:string-value="четверг" calcext:value-type="string">
            <text:p>четверг</text:p>
          </table:table-cell>
          <table:table-cell table:formula="of:=TEXT([.A242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30" calcext:value-type="date">
            <text:p>30.08.24</text:p>
          </table:table-cell>
          <table:table-cell table:formula="of:=TEXT([.A243];&quot;nnn&quot;)" office:value-type="string" office:string-value="пятница" calcext:value-type="string">
            <text:p>пятница</text:p>
          </table:table-cell>
          <table:table-cell table:formula="of:=TEXT([.A243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8-31" calcext:value-type="date">
            <text:p>31.08.24</text:p>
          </table:table-cell>
          <table:table-cell table:formula="of:=TEXT([.A244];&quot;nnn&quot;)" office:value-type="string" office:string-value="суббота" calcext:value-type="string">
            <text:p>суббота</text:p>
          </table:table-cell>
          <table:table-cell table:formula="of:=TEXT([.A244];&quot;mmmm&quot;)" office:value-type="string" office:string-value="Август" calcext:value-type="string">
            <text:p>Август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1" calcext:value-type="date">
            <text:p>01.09.24</text:p>
          </table:table-cell>
          <table:table-cell table:formula="of:=TEXT([.A245];&quot;nnn&quot;)" office:value-type="string" office:string-value="воскресенье" calcext:value-type="string">
            <text:p>воскресенье</text:p>
          </table:table-cell>
          <table:table-cell table:formula="of:=TEXT([.A245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2" calcext:value-type="date">
            <text:p>02.09.24</text:p>
          </table:table-cell>
          <table:table-cell table:formula="of:=TEXT([.A246];&quot;nnn&quot;)" office:value-type="string" office:string-value="понедельник" calcext:value-type="string">
            <text:p>понедельник</text:p>
          </table:table-cell>
          <table:table-cell table:formula="of:=TEXT([.A246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3" calcext:value-type="date">
            <text:p>03.09.24</text:p>
          </table:table-cell>
          <table:table-cell table:formula="of:=TEXT([.A247];&quot;nnn&quot;)" office:value-type="string" office:string-value="вторник" calcext:value-type="string">
            <text:p>вторник</text:p>
          </table:table-cell>
          <table:table-cell table:formula="of:=TEXT([.A247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4" calcext:value-type="date">
            <text:p>04.09.24</text:p>
          </table:table-cell>
          <table:table-cell table:formula="of:=TEXT([.A248];&quot;nnn&quot;)" office:value-type="string" office:string-value="среда" calcext:value-type="string">
            <text:p>среда</text:p>
          </table:table-cell>
          <table:table-cell table:formula="of:=TEXT([.A248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5" calcext:value-type="date">
            <text:p>05.09.24</text:p>
          </table:table-cell>
          <table:table-cell table:formula="of:=TEXT([.A249];&quot;nnn&quot;)" office:value-type="string" office:string-value="четверг" calcext:value-type="string">
            <text:p>четверг</text:p>
          </table:table-cell>
          <table:table-cell table:formula="of:=TEXT([.A249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6" calcext:value-type="date">
            <text:p>06.09.24</text:p>
          </table:table-cell>
          <table:table-cell table:formula="of:=TEXT([.A250];&quot;nnn&quot;)" office:value-type="string" office:string-value="пятница" calcext:value-type="string">
            <text:p>пятница</text:p>
          </table:table-cell>
          <table:table-cell table:formula="of:=TEXT([.A250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7" calcext:value-type="date">
            <text:p>07.09.24</text:p>
          </table:table-cell>
          <table:table-cell table:formula="of:=TEXT([.A251];&quot;nnn&quot;)" office:value-type="string" office:string-value="суббота" calcext:value-type="string">
            <text:p>суббота</text:p>
          </table:table-cell>
          <table:table-cell table:formula="of:=TEXT([.A251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8" calcext:value-type="date">
            <text:p>08.09.24</text:p>
          </table:table-cell>
          <table:table-cell table:formula="of:=TEXT([.A252];&quot;nnn&quot;)" office:value-type="string" office:string-value="воскресенье" calcext:value-type="string">
            <text:p>воскресенье</text:p>
          </table:table-cell>
          <table:table-cell table:formula="of:=TEXT([.A252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09" calcext:value-type="date">
            <text:p>09.09.24</text:p>
          </table:table-cell>
          <table:table-cell table:formula="of:=TEXT([.A253];&quot;nnn&quot;)" office:value-type="string" office:string-value="понедельник" calcext:value-type="string">
            <text:p>понедельник</text:p>
          </table:table-cell>
          <table:table-cell table:formula="of:=TEXT([.A253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0" calcext:value-type="date">
            <text:p>10.09.24</text:p>
          </table:table-cell>
          <table:table-cell table:formula="of:=TEXT([.A254];&quot;nnn&quot;)" office:value-type="string" office:string-value="вторник" calcext:value-type="string">
            <text:p>вторник</text:p>
          </table:table-cell>
          <table:table-cell table:formula="of:=TEXT([.A254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1" calcext:value-type="date">
            <text:p>11.09.24</text:p>
          </table:table-cell>
          <table:table-cell table:formula="of:=TEXT([.A255];&quot;nnn&quot;)" office:value-type="string" office:string-value="среда" calcext:value-type="string">
            <text:p>среда</text:p>
          </table:table-cell>
          <table:table-cell table:formula="of:=TEXT([.A255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2" calcext:value-type="date">
            <text:p>12.09.24</text:p>
          </table:table-cell>
          <table:table-cell table:formula="of:=TEXT([.A256];&quot;nnn&quot;)" office:value-type="string" office:string-value="четверг" calcext:value-type="string">
            <text:p>четверг</text:p>
          </table:table-cell>
          <table:table-cell table:formula="of:=TEXT([.A256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3" calcext:value-type="date">
            <text:p>13.09.24</text:p>
          </table:table-cell>
          <table:table-cell table:formula="of:=TEXT([.A257];&quot;nnn&quot;)" office:value-type="string" office:string-value="пятница" calcext:value-type="string">
            <text:p>пятница</text:p>
          </table:table-cell>
          <table:table-cell table:formula="of:=TEXT([.A257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4" calcext:value-type="date">
            <text:p>14.09.24</text:p>
          </table:table-cell>
          <table:table-cell table:formula="of:=TEXT([.A258];&quot;nnn&quot;)" office:value-type="string" office:string-value="суббота" calcext:value-type="string">
            <text:p>суббота</text:p>
          </table:table-cell>
          <table:table-cell table:formula="of:=TEXT([.A258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5" calcext:value-type="date">
            <text:p>15.09.24</text:p>
          </table:table-cell>
          <table:table-cell table:formula="of:=TEXT([.A259];&quot;nnn&quot;)" office:value-type="string" office:string-value="воскресенье" calcext:value-type="string">
            <text:p>воскресенье</text:p>
          </table:table-cell>
          <table:table-cell table:formula="of:=TEXT([.A259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6" calcext:value-type="date">
            <text:p>16.09.24</text:p>
          </table:table-cell>
          <table:table-cell table:formula="of:=TEXT([.A260];&quot;nnn&quot;)" office:value-type="string" office:string-value="понедельник" calcext:value-type="string">
            <text:p>понедельник</text:p>
          </table:table-cell>
          <table:table-cell table:formula="of:=TEXT([.A260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7" calcext:value-type="date">
            <text:p>17.09.24</text:p>
          </table:table-cell>
          <table:table-cell table:formula="of:=TEXT([.A261];&quot;nnn&quot;)" office:value-type="string" office:string-value="вторник" calcext:value-type="string">
            <text:p>вторник</text:p>
          </table:table-cell>
          <table:table-cell table:formula="of:=TEXT([.A261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8" calcext:value-type="date">
            <text:p>18.09.24</text:p>
          </table:table-cell>
          <table:table-cell table:formula="of:=TEXT([.A262];&quot;nnn&quot;)" office:value-type="string" office:string-value="среда" calcext:value-type="string">
            <text:p>среда</text:p>
          </table:table-cell>
          <table:table-cell table:formula="of:=TEXT([.A262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19" calcext:value-type="date">
            <text:p>19.09.24</text:p>
          </table:table-cell>
          <table:table-cell table:formula="of:=TEXT([.A263];&quot;nnn&quot;)" office:value-type="string" office:string-value="четверг" calcext:value-type="string">
            <text:p>четверг</text:p>
          </table:table-cell>
          <table:table-cell table:formula="of:=TEXT([.A263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0" calcext:value-type="date">
            <text:p>20.09.24</text:p>
          </table:table-cell>
          <table:table-cell table:formula="of:=TEXT([.A264];&quot;nnn&quot;)" office:value-type="string" office:string-value="пятница" calcext:value-type="string">
            <text:p>пятница</text:p>
          </table:table-cell>
          <table:table-cell table:formula="of:=TEXT([.A264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1" calcext:value-type="date">
            <text:p>21.09.24</text:p>
          </table:table-cell>
          <table:table-cell table:formula="of:=TEXT([.A265];&quot;nnn&quot;)" office:value-type="string" office:string-value="суббота" calcext:value-type="string">
            <text:p>суббота</text:p>
          </table:table-cell>
          <table:table-cell table:formula="of:=TEXT([.A265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2" calcext:value-type="date">
            <text:p>22.09.24</text:p>
          </table:table-cell>
          <table:table-cell table:formula="of:=TEXT([.A266];&quot;nnn&quot;)" office:value-type="string" office:string-value="воскресенье" calcext:value-type="string">
            <text:p>воскресенье</text:p>
          </table:table-cell>
          <table:table-cell table:formula="of:=TEXT([.A266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3" calcext:value-type="date">
            <text:p>23.09.24</text:p>
          </table:table-cell>
          <table:table-cell table:formula="of:=TEXT([.A267];&quot;nnn&quot;)" office:value-type="string" office:string-value="понедельник" calcext:value-type="string">
            <text:p>понедельник</text:p>
          </table:table-cell>
          <table:table-cell table:formula="of:=TEXT([.A267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4" calcext:value-type="date">
            <text:p>24.09.24</text:p>
          </table:table-cell>
          <table:table-cell table:formula="of:=TEXT([.A268];&quot;nnn&quot;)" office:value-type="string" office:string-value="вторник" calcext:value-type="string">
            <text:p>вторник</text:p>
          </table:table-cell>
          <table:table-cell table:formula="of:=TEXT([.A268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5" calcext:value-type="date">
            <text:p>25.09.24</text:p>
          </table:table-cell>
          <table:table-cell table:formula="of:=TEXT([.A269];&quot;nnn&quot;)" office:value-type="string" office:string-value="среда" calcext:value-type="string">
            <text:p>среда</text:p>
          </table:table-cell>
          <table:table-cell table:formula="of:=TEXT([.A269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6" calcext:value-type="date">
            <text:p>26.09.24</text:p>
          </table:table-cell>
          <table:table-cell table:formula="of:=TEXT([.A270];&quot;nnn&quot;)" office:value-type="string" office:string-value="четверг" calcext:value-type="string">
            <text:p>четверг</text:p>
          </table:table-cell>
          <table:table-cell table:formula="of:=TEXT([.A270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7" calcext:value-type="date">
            <text:p>27.09.24</text:p>
          </table:table-cell>
          <table:table-cell table:formula="of:=TEXT([.A271];&quot;nnn&quot;)" office:value-type="string" office:string-value="пятница" calcext:value-type="string">
            <text:p>пятница</text:p>
          </table:table-cell>
          <table:table-cell table:formula="of:=TEXT([.A271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8" calcext:value-type="date">
            <text:p>28.09.24</text:p>
          </table:table-cell>
          <table:table-cell table:formula="of:=TEXT([.A272];&quot;nnn&quot;)" office:value-type="string" office:string-value="суббота" calcext:value-type="string">
            <text:p>суббота</text:p>
          </table:table-cell>
          <table:table-cell table:formula="of:=TEXT([.A272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29" calcext:value-type="date">
            <text:p>29.09.24</text:p>
          </table:table-cell>
          <table:table-cell table:formula="of:=TEXT([.A273];&quot;nnn&quot;)" office:value-type="string" office:string-value="воскресенье" calcext:value-type="string">
            <text:p>воскресенье</text:p>
          </table:table-cell>
          <table:table-cell table:formula="of:=TEXT([.A273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09-30" calcext:value-type="date">
            <text:p>30.09.24</text:p>
          </table:table-cell>
          <table:table-cell table:formula="of:=TEXT([.A274];&quot;nnn&quot;)" office:value-type="string" office:string-value="понедельник" calcext:value-type="string">
            <text:p>понедельник</text:p>
          </table:table-cell>
          <table:table-cell table:formula="of:=TEXT([.A274];&quot;mmmm&quot;)" office:value-type="string" office:string-value="Сентябрь" calcext:value-type="string">
            <text:p>Сен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1" calcext:value-type="date">
            <text:p>01.10.24</text:p>
          </table:table-cell>
          <table:table-cell table:formula="of:=TEXT([.A275];&quot;nnn&quot;)" office:value-type="string" office:string-value="вторник" calcext:value-type="string">
            <text:p>вторник</text:p>
          </table:table-cell>
          <table:table-cell table:formula="of:=TEXT([.A275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2" calcext:value-type="date">
            <text:p>02.10.24</text:p>
          </table:table-cell>
          <table:table-cell table:formula="of:=TEXT([.A276];&quot;nnn&quot;)" office:value-type="string" office:string-value="среда" calcext:value-type="string">
            <text:p>среда</text:p>
          </table:table-cell>
          <table:table-cell table:formula="of:=TEXT([.A276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3" calcext:value-type="date">
            <text:p>03.10.24</text:p>
          </table:table-cell>
          <table:table-cell table:formula="of:=TEXT([.A277];&quot;nnn&quot;)" office:value-type="string" office:string-value="четверг" calcext:value-type="string">
            <text:p>четверг</text:p>
          </table:table-cell>
          <table:table-cell table:formula="of:=TEXT([.A277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4" calcext:value-type="date">
            <text:p>04.10.24</text:p>
          </table:table-cell>
          <table:table-cell table:formula="of:=TEXT([.A278];&quot;nnn&quot;)" office:value-type="string" office:string-value="пятница" calcext:value-type="string">
            <text:p>пятница</text:p>
          </table:table-cell>
          <table:table-cell table:formula="of:=TEXT([.A278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5" calcext:value-type="date">
            <text:p>05.10.24</text:p>
          </table:table-cell>
          <table:table-cell table:formula="of:=TEXT([.A279];&quot;nnn&quot;)" office:value-type="string" office:string-value="суббота" calcext:value-type="string">
            <text:p>суббота</text:p>
          </table:table-cell>
          <table:table-cell table:formula="of:=TEXT([.A279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6" calcext:value-type="date">
            <text:p>06.10.24</text:p>
          </table:table-cell>
          <table:table-cell table:formula="of:=TEXT([.A280];&quot;nnn&quot;)" office:value-type="string" office:string-value="воскресенье" calcext:value-type="string">
            <text:p>воскресенье</text:p>
          </table:table-cell>
          <table:table-cell table:formula="of:=TEXT([.A280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7" calcext:value-type="date">
            <text:p>07.10.24</text:p>
          </table:table-cell>
          <table:table-cell table:formula="of:=TEXT([.A281];&quot;nnn&quot;)" office:value-type="string" office:string-value="понедельник" calcext:value-type="string">
            <text:p>понедельник</text:p>
          </table:table-cell>
          <table:table-cell table:formula="of:=TEXT([.A281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8" calcext:value-type="date">
            <text:p>08.10.24</text:p>
          </table:table-cell>
          <table:table-cell table:formula="of:=TEXT([.A282];&quot;nnn&quot;)" office:value-type="string" office:string-value="вторник" calcext:value-type="string">
            <text:p>вторник</text:p>
          </table:table-cell>
          <table:table-cell table:formula="of:=TEXT([.A282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09" calcext:value-type="date">
            <text:p>09.10.24</text:p>
          </table:table-cell>
          <table:table-cell table:formula="of:=TEXT([.A283];&quot;nnn&quot;)" office:value-type="string" office:string-value="среда" calcext:value-type="string">
            <text:p>среда</text:p>
          </table:table-cell>
          <table:table-cell table:formula="of:=TEXT([.A283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0" calcext:value-type="date">
            <text:p>10.10.24</text:p>
          </table:table-cell>
          <table:table-cell table:formula="of:=TEXT([.A284];&quot;nnn&quot;)" office:value-type="string" office:string-value="четверг" calcext:value-type="string">
            <text:p>четверг</text:p>
          </table:table-cell>
          <table:table-cell table:formula="of:=TEXT([.A284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1" calcext:value-type="date">
            <text:p>11.10.24</text:p>
          </table:table-cell>
          <table:table-cell table:formula="of:=TEXT([.A285];&quot;nnn&quot;)" office:value-type="string" office:string-value="пятница" calcext:value-type="string">
            <text:p>пятница</text:p>
          </table:table-cell>
          <table:table-cell table:formula="of:=TEXT([.A285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2" calcext:value-type="date">
            <text:p>12.10.24</text:p>
          </table:table-cell>
          <table:table-cell table:formula="of:=TEXT([.A286];&quot;nnn&quot;)" office:value-type="string" office:string-value="суббота" calcext:value-type="string">
            <text:p>суббота</text:p>
          </table:table-cell>
          <table:table-cell table:formula="of:=TEXT([.A286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3" calcext:value-type="date">
            <text:p>13.10.24</text:p>
          </table:table-cell>
          <table:table-cell table:formula="of:=TEXT([.A287];&quot;nnn&quot;)" office:value-type="string" office:string-value="воскресенье" calcext:value-type="string">
            <text:p>воскресенье</text:p>
          </table:table-cell>
          <table:table-cell table:formula="of:=TEXT([.A287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4" calcext:value-type="date">
            <text:p>14.10.24</text:p>
          </table:table-cell>
          <table:table-cell table:formula="of:=TEXT([.A288];&quot;nnn&quot;)" office:value-type="string" office:string-value="понедельник" calcext:value-type="string">
            <text:p>понедельник</text:p>
          </table:table-cell>
          <table:table-cell table:formula="of:=TEXT([.A288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5" calcext:value-type="date">
            <text:p>15.10.24</text:p>
          </table:table-cell>
          <table:table-cell table:formula="of:=TEXT([.A289];&quot;nnn&quot;)" office:value-type="string" office:string-value="вторник" calcext:value-type="string">
            <text:p>вторник</text:p>
          </table:table-cell>
          <table:table-cell table:formula="of:=TEXT([.A289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6" calcext:value-type="date">
            <text:p>16.10.24</text:p>
          </table:table-cell>
          <table:table-cell table:formula="of:=TEXT([.A290];&quot;nnn&quot;)" office:value-type="string" office:string-value="среда" calcext:value-type="string">
            <text:p>среда</text:p>
          </table:table-cell>
          <table:table-cell table:formula="of:=TEXT([.A290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7" calcext:value-type="date">
            <text:p>17.10.24</text:p>
          </table:table-cell>
          <table:table-cell table:formula="of:=TEXT([.A291];&quot;nnn&quot;)" office:value-type="string" office:string-value="четверг" calcext:value-type="string">
            <text:p>четверг</text:p>
          </table:table-cell>
          <table:table-cell table:formula="of:=TEXT([.A291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8" calcext:value-type="date">
            <text:p>18.10.24</text:p>
          </table:table-cell>
          <table:table-cell table:formula="of:=TEXT([.A292];&quot;nnn&quot;)" office:value-type="string" office:string-value="пятница" calcext:value-type="string">
            <text:p>пятница</text:p>
          </table:table-cell>
          <table:table-cell table:formula="of:=TEXT([.A292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19" calcext:value-type="date">
            <text:p>19.10.24</text:p>
          </table:table-cell>
          <table:table-cell table:formula="of:=TEXT([.A293];&quot;nnn&quot;)" office:value-type="string" office:string-value="суббота" calcext:value-type="string">
            <text:p>суббота</text:p>
          </table:table-cell>
          <table:table-cell table:formula="of:=TEXT([.A293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0" calcext:value-type="date">
            <text:p>20.10.24</text:p>
          </table:table-cell>
          <table:table-cell table:formula="of:=TEXT([.A294];&quot;nnn&quot;)" office:value-type="string" office:string-value="воскресенье" calcext:value-type="string">
            <text:p>воскресенье</text:p>
          </table:table-cell>
          <table:table-cell table:formula="of:=TEXT([.A294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1" calcext:value-type="date">
            <text:p>21.10.24</text:p>
          </table:table-cell>
          <table:table-cell table:formula="of:=TEXT([.A295];&quot;nnn&quot;)" office:value-type="string" office:string-value="понедельник" calcext:value-type="string">
            <text:p>понедельник</text:p>
          </table:table-cell>
          <table:table-cell table:formula="of:=TEXT([.A295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2" calcext:value-type="date">
            <text:p>22.10.24</text:p>
          </table:table-cell>
          <table:table-cell table:formula="of:=TEXT([.A296];&quot;nnn&quot;)" office:value-type="string" office:string-value="вторник" calcext:value-type="string">
            <text:p>вторник</text:p>
          </table:table-cell>
          <table:table-cell table:formula="of:=TEXT([.A296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3" calcext:value-type="date">
            <text:p>23.10.24</text:p>
          </table:table-cell>
          <table:table-cell table:formula="of:=TEXT([.A297];&quot;nnn&quot;)" office:value-type="string" office:string-value="среда" calcext:value-type="string">
            <text:p>среда</text:p>
          </table:table-cell>
          <table:table-cell table:formula="of:=TEXT([.A297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4" calcext:value-type="date">
            <text:p>24.10.24</text:p>
          </table:table-cell>
          <table:table-cell table:formula="of:=TEXT([.A298];&quot;nnn&quot;)" office:value-type="string" office:string-value="четверг" calcext:value-type="string">
            <text:p>четверг</text:p>
          </table:table-cell>
          <table:table-cell table:formula="of:=TEXT([.A298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5" calcext:value-type="date">
            <text:p>25.10.24</text:p>
          </table:table-cell>
          <table:table-cell table:formula="of:=TEXT([.A299];&quot;nnn&quot;)" office:value-type="string" office:string-value="пятница" calcext:value-type="string">
            <text:p>пятница</text:p>
          </table:table-cell>
          <table:table-cell table:formula="of:=TEXT([.A299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6" calcext:value-type="date">
            <text:p>26.10.24</text:p>
          </table:table-cell>
          <table:table-cell table:formula="of:=TEXT([.A300];&quot;nnn&quot;)" office:value-type="string" office:string-value="суббота" calcext:value-type="string">
            <text:p>суббота</text:p>
          </table:table-cell>
          <table:table-cell table:formula="of:=TEXT([.A300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7" calcext:value-type="date">
            <text:p>27.10.24</text:p>
          </table:table-cell>
          <table:table-cell table:formula="of:=TEXT([.A301];&quot;nnn&quot;)" office:value-type="string" office:string-value="воскресенье" calcext:value-type="string">
            <text:p>воскресенье</text:p>
          </table:table-cell>
          <table:table-cell table:formula="of:=TEXT([.A301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8" calcext:value-type="date">
            <text:p>28.10.24</text:p>
          </table:table-cell>
          <table:table-cell table:formula="of:=TEXT([.A302];&quot;nnn&quot;)" office:value-type="string" office:string-value="понедельник" calcext:value-type="string">
            <text:p>понедельник</text:p>
          </table:table-cell>
          <table:table-cell table:formula="of:=TEXT([.A302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29" calcext:value-type="date">
            <text:p>29.10.24</text:p>
          </table:table-cell>
          <table:table-cell table:formula="of:=TEXT([.A303];&quot;nnn&quot;)" office:value-type="string" office:string-value="вторник" calcext:value-type="string">
            <text:p>вторник</text:p>
          </table:table-cell>
          <table:table-cell table:formula="of:=TEXT([.A303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30" calcext:value-type="date">
            <text:p>30.10.24</text:p>
          </table:table-cell>
          <table:table-cell table:formula="of:=TEXT([.A304];&quot;nnn&quot;)" office:value-type="string" office:string-value="среда" calcext:value-type="string">
            <text:p>среда</text:p>
          </table:table-cell>
          <table:table-cell table:formula="of:=TEXT([.A304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0-31" calcext:value-type="date">
            <text:p>31.10.24</text:p>
          </table:table-cell>
          <table:table-cell table:formula="of:=TEXT([.A305];&quot;nnn&quot;)" office:value-type="string" office:string-value="четверг" calcext:value-type="string">
            <text:p>четверг</text:p>
          </table:table-cell>
          <table:table-cell table:formula="of:=TEXT([.A305];&quot;mmmm&quot;)" office:value-type="string" office:string-value="Октябрь" calcext:value-type="string">
            <text:p>Окт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1" calcext:value-type="date">
            <text:p>01.11.24</text:p>
          </table:table-cell>
          <table:table-cell table:formula="of:=TEXT([.A306];&quot;nnn&quot;)" office:value-type="string" office:string-value="пятница" calcext:value-type="string">
            <text:p>пятница</text:p>
          </table:table-cell>
          <table:table-cell table:formula="of:=TEXT([.A306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2" calcext:value-type="date">
            <text:p>02.11.24</text:p>
          </table:table-cell>
          <table:table-cell table:formula="of:=TEXT([.A307];&quot;nnn&quot;)" office:value-type="string" office:string-value="суббота" calcext:value-type="string">
            <text:p>суббота</text:p>
          </table:table-cell>
          <table:table-cell table:formula="of:=TEXT([.A307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3" calcext:value-type="date">
            <text:p>03.11.24</text:p>
          </table:table-cell>
          <table:table-cell table:formula="of:=TEXT([.A308];&quot;nnn&quot;)" office:value-type="string" office:string-value="воскресенье" calcext:value-type="string">
            <text:p>воскресенье</text:p>
          </table:table-cell>
          <table:table-cell table:formula="of:=TEXT([.A308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4" calcext:value-type="date">
            <text:p>04.11.24</text:p>
          </table:table-cell>
          <table:table-cell table:formula="of:=TEXT([.A309];&quot;nnn&quot;)" office:value-type="string" office:string-value="понедельник" calcext:value-type="string">
            <text:p>понедельник</text:p>
          </table:table-cell>
          <table:table-cell table:formula="of:=TEXT([.A309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5" calcext:value-type="date">
            <text:p>05.11.24</text:p>
          </table:table-cell>
          <table:table-cell table:formula="of:=TEXT([.A310];&quot;nnn&quot;)" office:value-type="string" office:string-value="вторник" calcext:value-type="string">
            <text:p>вторник</text:p>
          </table:table-cell>
          <table:table-cell table:formula="of:=TEXT([.A310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6" calcext:value-type="date">
            <text:p>06.11.24</text:p>
          </table:table-cell>
          <table:table-cell table:formula="of:=TEXT([.A311];&quot;nnn&quot;)" office:value-type="string" office:string-value="среда" calcext:value-type="string">
            <text:p>среда</text:p>
          </table:table-cell>
          <table:table-cell table:formula="of:=TEXT([.A311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7" calcext:value-type="date">
            <text:p>07.11.24</text:p>
          </table:table-cell>
          <table:table-cell table:formula="of:=TEXT([.A312];&quot;nnn&quot;)" office:value-type="string" office:string-value="четверг" calcext:value-type="string">
            <text:p>четверг</text:p>
          </table:table-cell>
          <table:table-cell table:formula="of:=TEXT([.A312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8" calcext:value-type="date">
            <text:p>08.11.24</text:p>
          </table:table-cell>
          <table:table-cell table:formula="of:=TEXT([.A313];&quot;nnn&quot;)" office:value-type="string" office:string-value="пятница" calcext:value-type="string">
            <text:p>пятница</text:p>
          </table:table-cell>
          <table:table-cell table:formula="of:=TEXT([.A313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09" calcext:value-type="date">
            <text:p>09.11.24</text:p>
          </table:table-cell>
          <table:table-cell table:formula="of:=TEXT([.A314];&quot;nnn&quot;)" office:value-type="string" office:string-value="суббота" calcext:value-type="string">
            <text:p>суббота</text:p>
          </table:table-cell>
          <table:table-cell table:formula="of:=TEXT([.A314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0" calcext:value-type="date">
            <text:p>10.11.24</text:p>
          </table:table-cell>
          <table:table-cell table:formula="of:=TEXT([.A315];&quot;nnn&quot;)" office:value-type="string" office:string-value="воскресенье" calcext:value-type="string">
            <text:p>воскресенье</text:p>
          </table:table-cell>
          <table:table-cell table:formula="of:=TEXT([.A315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1" calcext:value-type="date">
            <text:p>11.11.24</text:p>
          </table:table-cell>
          <table:table-cell table:formula="of:=TEXT([.A316];&quot;nnn&quot;)" office:value-type="string" office:string-value="понедельник" calcext:value-type="string">
            <text:p>понедельник</text:p>
          </table:table-cell>
          <table:table-cell table:formula="of:=TEXT([.A316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2" calcext:value-type="date">
            <text:p>12.11.24</text:p>
          </table:table-cell>
          <table:table-cell table:formula="of:=TEXT([.A317];&quot;nnn&quot;)" office:value-type="string" office:string-value="вторник" calcext:value-type="string">
            <text:p>вторник</text:p>
          </table:table-cell>
          <table:table-cell table:formula="of:=TEXT([.A317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3" calcext:value-type="date">
            <text:p>13.11.24</text:p>
          </table:table-cell>
          <table:table-cell table:formula="of:=TEXT([.A318];&quot;nnn&quot;)" office:value-type="string" office:string-value="среда" calcext:value-type="string">
            <text:p>среда</text:p>
          </table:table-cell>
          <table:table-cell table:formula="of:=TEXT([.A318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4" calcext:value-type="date">
            <text:p>14.11.24</text:p>
          </table:table-cell>
          <table:table-cell table:formula="of:=TEXT([.A319];&quot;nnn&quot;)" office:value-type="string" office:string-value="четверг" calcext:value-type="string">
            <text:p>четверг</text:p>
          </table:table-cell>
          <table:table-cell table:formula="of:=TEXT([.A319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5" calcext:value-type="date">
            <text:p>15.11.24</text:p>
          </table:table-cell>
          <table:table-cell table:formula="of:=TEXT([.A320];&quot;nnn&quot;)" office:value-type="string" office:string-value="пятница" calcext:value-type="string">
            <text:p>пятница</text:p>
          </table:table-cell>
          <table:table-cell table:formula="of:=TEXT([.A320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6" calcext:value-type="date">
            <text:p>16.11.24</text:p>
          </table:table-cell>
          <table:table-cell table:formula="of:=TEXT([.A321];&quot;nnn&quot;)" office:value-type="string" office:string-value="суббота" calcext:value-type="string">
            <text:p>суббота</text:p>
          </table:table-cell>
          <table:table-cell table:formula="of:=TEXT([.A321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7" calcext:value-type="date">
            <text:p>17.11.24</text:p>
          </table:table-cell>
          <table:table-cell table:formula="of:=TEXT([.A322];&quot;nnn&quot;)" office:value-type="string" office:string-value="воскресенье" calcext:value-type="string">
            <text:p>воскресенье</text:p>
          </table:table-cell>
          <table:table-cell table:formula="of:=TEXT([.A322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8" calcext:value-type="date">
            <text:p>18.11.24</text:p>
          </table:table-cell>
          <table:table-cell table:formula="of:=TEXT([.A323];&quot;nnn&quot;)" office:value-type="string" office:string-value="понедельник" calcext:value-type="string">
            <text:p>понедельник</text:p>
          </table:table-cell>
          <table:table-cell table:formula="of:=TEXT([.A323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19" calcext:value-type="date">
            <text:p>19.11.24</text:p>
          </table:table-cell>
          <table:table-cell table:formula="of:=TEXT([.A324];&quot;nnn&quot;)" office:value-type="string" office:string-value="вторник" calcext:value-type="string">
            <text:p>вторник</text:p>
          </table:table-cell>
          <table:table-cell table:formula="of:=TEXT([.A324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0" calcext:value-type="date">
            <text:p>20.11.24</text:p>
          </table:table-cell>
          <table:table-cell table:formula="of:=TEXT([.A325];&quot;nnn&quot;)" office:value-type="string" office:string-value="среда" calcext:value-type="string">
            <text:p>среда</text:p>
          </table:table-cell>
          <table:table-cell table:formula="of:=TEXT([.A325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1" calcext:value-type="date">
            <text:p>21.11.24</text:p>
          </table:table-cell>
          <table:table-cell table:formula="of:=TEXT([.A326];&quot;nnn&quot;)" office:value-type="string" office:string-value="четверг" calcext:value-type="string">
            <text:p>четверг</text:p>
          </table:table-cell>
          <table:table-cell table:formula="of:=TEXT([.A326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2" calcext:value-type="date">
            <text:p>22.11.24</text:p>
          </table:table-cell>
          <table:table-cell table:formula="of:=TEXT([.A327];&quot;nnn&quot;)" office:value-type="string" office:string-value="пятница" calcext:value-type="string">
            <text:p>пятница</text:p>
          </table:table-cell>
          <table:table-cell table:formula="of:=TEXT([.A327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3" calcext:value-type="date">
            <text:p>23.11.24</text:p>
          </table:table-cell>
          <table:table-cell table:formula="of:=TEXT([.A328];&quot;nnn&quot;)" office:value-type="string" office:string-value="суббота" calcext:value-type="string">
            <text:p>суббота</text:p>
          </table:table-cell>
          <table:table-cell table:formula="of:=TEXT([.A328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4" calcext:value-type="date">
            <text:p>24.11.24</text:p>
          </table:table-cell>
          <table:table-cell table:formula="of:=TEXT([.A329];&quot;nnn&quot;)" office:value-type="string" office:string-value="воскресенье" calcext:value-type="string">
            <text:p>воскресенье</text:p>
          </table:table-cell>
          <table:table-cell table:formula="of:=TEXT([.A329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5" calcext:value-type="date">
            <text:p>25.11.24</text:p>
          </table:table-cell>
          <table:table-cell table:formula="of:=TEXT([.A330];&quot;nnn&quot;)" office:value-type="string" office:string-value="понедельник" calcext:value-type="string">
            <text:p>понедельник</text:p>
          </table:table-cell>
          <table:table-cell table:formula="of:=TEXT([.A330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6" calcext:value-type="date">
            <text:p>26.11.24</text:p>
          </table:table-cell>
          <table:table-cell table:formula="of:=TEXT([.A331];&quot;nnn&quot;)" office:value-type="string" office:string-value="вторник" calcext:value-type="string">
            <text:p>вторник</text:p>
          </table:table-cell>
          <table:table-cell table:formula="of:=TEXT([.A331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7" calcext:value-type="date">
            <text:p>27.11.24</text:p>
          </table:table-cell>
          <table:table-cell table:formula="of:=TEXT([.A332];&quot;nnn&quot;)" office:value-type="string" office:string-value="среда" calcext:value-type="string">
            <text:p>среда</text:p>
          </table:table-cell>
          <table:table-cell table:formula="of:=TEXT([.A332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8" calcext:value-type="date">
            <text:p>28.11.24</text:p>
          </table:table-cell>
          <table:table-cell table:formula="of:=TEXT([.A333];&quot;nnn&quot;)" office:value-type="string" office:string-value="четверг" calcext:value-type="string">
            <text:p>четверг</text:p>
          </table:table-cell>
          <table:table-cell table:formula="of:=TEXT([.A333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29" calcext:value-type="date">
            <text:p>29.11.24</text:p>
          </table:table-cell>
          <table:table-cell table:formula="of:=TEXT([.A334];&quot;nnn&quot;)" office:value-type="string" office:string-value="пятница" calcext:value-type="string">
            <text:p>пятница</text:p>
          </table:table-cell>
          <table:table-cell table:formula="of:=TEXT([.A334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1-30" calcext:value-type="date">
            <text:p>30.11.24</text:p>
          </table:table-cell>
          <table:table-cell table:formula="of:=TEXT([.A335];&quot;nnn&quot;)" office:value-type="string" office:string-value="суббота" calcext:value-type="string">
            <text:p>суббота</text:p>
          </table:table-cell>
          <table:table-cell table:formula="of:=TEXT([.A335];&quot;mmmm&quot;)" office:value-type="string" office:string-value="Ноябрь" calcext:value-type="string">
            <text:p>Ноя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1" calcext:value-type="date">
            <text:p>01.12.24</text:p>
          </table:table-cell>
          <table:table-cell table:formula="of:=TEXT([.A336];&quot;nnn&quot;)" office:value-type="string" office:string-value="воскресенье" calcext:value-type="string">
            <text:p>воскресенье</text:p>
          </table:table-cell>
          <table:table-cell table:formula="of:=TEXT([.A336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2" calcext:value-type="date">
            <text:p>02.12.24</text:p>
          </table:table-cell>
          <table:table-cell table:formula="of:=TEXT([.A337];&quot;nnn&quot;)" office:value-type="string" office:string-value="понедельник" calcext:value-type="string">
            <text:p>понедельник</text:p>
          </table:table-cell>
          <table:table-cell table:formula="of:=TEXT([.A337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3" calcext:value-type="date">
            <text:p>03.12.24</text:p>
          </table:table-cell>
          <table:table-cell table:formula="of:=TEXT([.A338];&quot;nnn&quot;)" office:value-type="string" office:string-value="вторник" calcext:value-type="string">
            <text:p>вторник</text:p>
          </table:table-cell>
          <table:table-cell table:formula="of:=TEXT([.A338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4" calcext:value-type="date">
            <text:p>04.12.24</text:p>
          </table:table-cell>
          <table:table-cell table:formula="of:=TEXT([.A339];&quot;nnn&quot;)" office:value-type="string" office:string-value="среда" calcext:value-type="string">
            <text:p>среда</text:p>
          </table:table-cell>
          <table:table-cell table:formula="of:=TEXT([.A339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5" calcext:value-type="date">
            <text:p>05.12.24</text:p>
          </table:table-cell>
          <table:table-cell table:formula="of:=TEXT([.A340];&quot;nnn&quot;)" office:value-type="string" office:string-value="четверг" calcext:value-type="string">
            <text:p>четверг</text:p>
          </table:table-cell>
          <table:table-cell table:formula="of:=TEXT([.A340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6" calcext:value-type="date">
            <text:p>06.12.24</text:p>
          </table:table-cell>
          <table:table-cell table:formula="of:=TEXT([.A341];&quot;nnn&quot;)" office:value-type="string" office:string-value="пятница" calcext:value-type="string">
            <text:p>пятница</text:p>
          </table:table-cell>
          <table:table-cell table:formula="of:=TEXT([.A341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7" calcext:value-type="date">
            <text:p>07.12.24</text:p>
          </table:table-cell>
          <table:table-cell table:formula="of:=TEXT([.A342];&quot;nnn&quot;)" office:value-type="string" office:string-value="суббота" calcext:value-type="string">
            <text:p>суббота</text:p>
          </table:table-cell>
          <table:table-cell table:formula="of:=TEXT([.A342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8" calcext:value-type="date">
            <text:p>08.12.24</text:p>
          </table:table-cell>
          <table:table-cell table:formula="of:=TEXT([.A343];&quot;nnn&quot;)" office:value-type="string" office:string-value="воскресенье" calcext:value-type="string">
            <text:p>воскресенье</text:p>
          </table:table-cell>
          <table:table-cell table:formula="of:=TEXT([.A343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09" calcext:value-type="date">
            <text:p>09.12.24</text:p>
          </table:table-cell>
          <table:table-cell table:formula="of:=TEXT([.A344];&quot;nnn&quot;)" office:value-type="string" office:string-value="понедельник" calcext:value-type="string">
            <text:p>понедельник</text:p>
          </table:table-cell>
          <table:table-cell table:formula="of:=TEXT([.A344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0" calcext:value-type="date">
            <text:p>10.12.24</text:p>
          </table:table-cell>
          <table:table-cell table:formula="of:=TEXT([.A345];&quot;nnn&quot;)" office:value-type="string" office:string-value="вторник" calcext:value-type="string">
            <text:p>вторник</text:p>
          </table:table-cell>
          <table:table-cell table:formula="of:=TEXT([.A345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1" calcext:value-type="date">
            <text:p>11.12.24</text:p>
          </table:table-cell>
          <table:table-cell table:formula="of:=TEXT([.A346];&quot;nnn&quot;)" office:value-type="string" office:string-value="среда" calcext:value-type="string">
            <text:p>среда</text:p>
          </table:table-cell>
          <table:table-cell table:formula="of:=TEXT([.A346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2" calcext:value-type="date">
            <text:p>12.12.24</text:p>
          </table:table-cell>
          <table:table-cell table:formula="of:=TEXT([.A347];&quot;nnn&quot;)" office:value-type="string" office:string-value="четверг" calcext:value-type="string">
            <text:p>четверг</text:p>
          </table:table-cell>
          <table:table-cell table:formula="of:=TEXT([.A347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3" calcext:value-type="date">
            <text:p>13.12.24</text:p>
          </table:table-cell>
          <table:table-cell table:formula="of:=TEXT([.A348];&quot;nnn&quot;)" office:value-type="string" office:string-value="пятница" calcext:value-type="string">
            <text:p>пятница</text:p>
          </table:table-cell>
          <table:table-cell table:formula="of:=TEXT([.A348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4" calcext:value-type="date">
            <text:p>14.12.24</text:p>
          </table:table-cell>
          <table:table-cell table:formula="of:=TEXT([.A349];&quot;nnn&quot;)" office:value-type="string" office:string-value="суббота" calcext:value-type="string">
            <text:p>суббота</text:p>
          </table:table-cell>
          <table:table-cell table:formula="of:=TEXT([.A349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5" calcext:value-type="date">
            <text:p>15.12.24</text:p>
          </table:table-cell>
          <table:table-cell table:formula="of:=TEXT([.A350];&quot;nnn&quot;)" office:value-type="string" office:string-value="воскресенье" calcext:value-type="string">
            <text:p>воскресенье</text:p>
          </table:table-cell>
          <table:table-cell table:formula="of:=TEXT([.A350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6" calcext:value-type="date">
            <text:p>16.12.24</text:p>
          </table:table-cell>
          <table:table-cell table:formula="of:=TEXT([.A351];&quot;nnn&quot;)" office:value-type="string" office:string-value="понедельник" calcext:value-type="string">
            <text:p>понедельник</text:p>
          </table:table-cell>
          <table:table-cell table:formula="of:=TEXT([.A351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7" calcext:value-type="date">
            <text:p>17.12.24</text:p>
          </table:table-cell>
          <table:table-cell table:formula="of:=TEXT([.A352];&quot;nnn&quot;)" office:value-type="string" office:string-value="вторник" calcext:value-type="string">
            <text:p>вторник</text:p>
          </table:table-cell>
          <table:table-cell table:formula="of:=TEXT([.A352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8" calcext:value-type="date">
            <text:p>18.12.24</text:p>
          </table:table-cell>
          <table:table-cell table:formula="of:=TEXT([.A353];&quot;nnn&quot;)" office:value-type="string" office:string-value="среда" calcext:value-type="string">
            <text:p>среда</text:p>
          </table:table-cell>
          <table:table-cell table:formula="of:=TEXT([.A353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19" calcext:value-type="date">
            <text:p>19.12.24</text:p>
          </table:table-cell>
          <table:table-cell table:formula="of:=TEXT([.A354];&quot;nnn&quot;)" office:value-type="string" office:string-value="четверг" calcext:value-type="string">
            <text:p>четверг</text:p>
          </table:table-cell>
          <table:table-cell table:formula="of:=TEXT([.A354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0" calcext:value-type="date">
            <text:p>20.12.24</text:p>
          </table:table-cell>
          <table:table-cell table:formula="of:=TEXT([.A355];&quot;nnn&quot;)" office:value-type="string" office:string-value="пятница" calcext:value-type="string">
            <text:p>пятница</text:p>
          </table:table-cell>
          <table:table-cell table:formula="of:=TEXT([.A355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1" calcext:value-type="date">
            <text:p>21.12.24</text:p>
          </table:table-cell>
          <table:table-cell table:formula="of:=TEXT([.A356];&quot;nnn&quot;)" office:value-type="string" office:string-value="суббота" calcext:value-type="string">
            <text:p>суббота</text:p>
          </table:table-cell>
          <table:table-cell table:formula="of:=TEXT([.A356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2" calcext:value-type="date">
            <text:p>22.12.24</text:p>
          </table:table-cell>
          <table:table-cell table:formula="of:=TEXT([.A357];&quot;nnn&quot;)" office:value-type="string" office:string-value="воскресенье" calcext:value-type="string">
            <text:p>воскресенье</text:p>
          </table:table-cell>
          <table:table-cell table:formula="of:=TEXT([.A357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3" calcext:value-type="date">
            <text:p>23.12.24</text:p>
          </table:table-cell>
          <table:table-cell table:formula="of:=TEXT([.A358];&quot;nnn&quot;)" office:value-type="string" office:string-value="понедельник" calcext:value-type="string">
            <text:p>понедельник</text:p>
          </table:table-cell>
          <table:table-cell table:formula="of:=TEXT([.A358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4" calcext:value-type="date">
            <text:p>24.12.24</text:p>
          </table:table-cell>
          <table:table-cell table:formula="of:=TEXT([.A359];&quot;nnn&quot;)" office:value-type="string" office:string-value="вторник" calcext:value-type="string">
            <text:p>вторник</text:p>
          </table:table-cell>
          <table:table-cell table:formula="of:=TEXT([.A359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5" calcext:value-type="date">
            <text:p>25.12.24</text:p>
          </table:table-cell>
          <table:table-cell table:formula="of:=TEXT([.A360];&quot;nnn&quot;)" office:value-type="string" office:string-value="среда" calcext:value-type="string">
            <text:p>среда</text:p>
          </table:table-cell>
          <table:table-cell table:formula="of:=TEXT([.A360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6" calcext:value-type="date">
            <text:p>26.12.24</text:p>
          </table:table-cell>
          <table:table-cell table:formula="of:=TEXT([.A361];&quot;nnn&quot;)" office:value-type="string" office:string-value="четверг" calcext:value-type="string">
            <text:p>четверг</text:p>
          </table:table-cell>
          <table:table-cell table:formula="of:=TEXT([.A361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7" calcext:value-type="date">
            <text:p>27.12.24</text:p>
          </table:table-cell>
          <table:table-cell table:formula="of:=TEXT([.A362];&quot;nnn&quot;)" office:value-type="string" office:string-value="пятница" calcext:value-type="string">
            <text:p>пятница</text:p>
          </table:table-cell>
          <table:table-cell table:formula="of:=TEXT([.A362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8" calcext:value-type="date">
            <text:p>28.12.24</text:p>
          </table:table-cell>
          <table:table-cell table:formula="of:=TEXT([.A363];&quot;nnn&quot;)" office:value-type="string" office:string-value="суббота" calcext:value-type="string">
            <text:p>суббота</text:p>
          </table:table-cell>
          <table:table-cell table:formula="of:=TEXT([.A363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29" calcext:value-type="date">
            <text:p>29.12.24</text:p>
          </table:table-cell>
          <table:table-cell table:formula="of:=TEXT([.A364];&quot;nnn&quot;)" office:value-type="string" office:string-value="воскресенье" calcext:value-type="string">
            <text:p>воскресенье</text:p>
          </table:table-cell>
          <table:table-cell table:formula="of:=TEXT([.A364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30" calcext:value-type="date">
            <text:p>30.12.24</text:p>
          </table:table-cell>
          <table:table-cell table:formula="of:=TEXT([.A365];&quot;nnn&quot;)" office:value-type="string" office:string-value="понедельник" calcext:value-type="string">
            <text:p>понедельник</text:p>
          </table:table-cell>
          <table:table-cell table:formula="of:=TEXT([.A365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4-12-31" calcext:value-type="date">
            <text:p>31.12.24</text:p>
          </table:table-cell>
          <table:table-cell table:formula="of:=TEXT([.A366];&quot;nnn&quot;)" office:value-type="string" office:string-value="вторник" calcext:value-type="string">
            <text:p>вторник</text:p>
          </table:table-cell>
          <table:table-cell table:formula="of:=TEXT([.A366];&quot;mmmm&quot;)" office:value-type="string" office:string-value="Декабрь" calcext:value-type="string">
            <text:p>Декабрь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0:05:18.818408311</meta:creation-date>
    <dc:date>2024-11-27T11:10:22.985751709</dc:date>
    <meta:editing-duration>PT28M22S</meta:editing-duration>
    <meta:editing-cycles>3</meta:editing-cycles>
    <meta:generator>LibreOffice/7.3.7.2$Linux_X86_64 LibreOffice_project/30$Build-2</meta:generator>
    <meta:document-statistic meta:table-count="1" meta:cell-count="1277" meta:object-count="0"/>
  </office:meta>
</office:document-meta>
</file>